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2" svg:font-family="Consolas" style:font-family-generic="modern"/>
    <style:font-face style:name="Consolas" svg:font-family="Consolas" style:font-family-generic="modern" style:font-pitch="fixed"/>
    <style:font-face style:name="Mangal2" svg:font-family="Mangal" style:font-pitch="variable"/>
    <style:font-face style:name="SimSun1" svg:font-family="SimSu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paragraph-rsid="00008f9c" style:font-size-asian="10pt" style:font-size-complex="10pt"/>
    </style:style>
    <style:style style:name="P2" style:family="paragraph" style:parent-style-name="Standard">
      <style:text-properties fo:font-size="10pt" officeooo:paragraph-rsid="00008f9c" style:font-size-asian="10pt" style:font-size-complex="10pt"/>
    </style:style>
    <style:style style:name="P3" style:family="paragraph" style:parent-style-name="Standard">
      <style:text-properties style:font-name="Consolas1" fo:font-size="10pt" officeooo:paragraph-rsid="00008f9c" style:font-size-asian="10pt" style:font-name-complex="Consolas1" style:font-size-complex="10pt"/>
    </style:style>
    <style:style style:name="P4" style:family="paragraph" style:parent-style-name="Standard">
      <style:text-properties style:font-name="Consolas1" fo:font-size="10pt" fo:language="ru" fo:country="RU" fo:font-weight="bold" officeooo:paragraph-rsid="00008f9c" style:font-size-asian="10pt" style:font-weight-asian="bold" style:font-name-complex="Consolas1" style:font-size-complex="10pt" style:font-weight-complex="bold"/>
    </style:style>
    <style:style style:name="P5" style:family="paragraph" style:parent-style-name="Standard">
      <style:text-properties style:use-window-font-color="true" style:font-name="Consolas1" fo:font-size="10pt" officeooo:rsid="0014641e" officeooo:paragraph-rsid="00008f9c" style:font-size-asian="10pt" style:font-name-complex="Consolas1" style:font-size-complex="10pt"/>
    </style:style>
    <style:style style:name="P6" style:family="paragraph" style:parent-style-name="Standard">
      <style:text-properties style:use-window-font-color="true" style:font-name="Consolas1" fo:font-size="10pt" officeooo:paragraph-rsid="00008f9c" style:font-size-asian="10pt" style:font-name-complex="Consolas1" style:font-size-complex="10pt"/>
    </style:style>
    <style:style style:name="P7" style:family="paragraph" style:parent-style-name="Standard">
      <style:text-properties officeooo:paragraph-rsid="00008f9c"/>
    </style:style>
    <style:style style:name="P8" style:family="paragraph" style:parent-style-name="Standard" style:master-page-name="Standard">
      <style:paragraph-properties style:page-number="auto"/>
      <style:text-properties fo:font-size="10pt" officeooo:paragraph-rsid="00008f9c" style:font-size-asian="10pt" style:font-size-complex="10pt"/>
    </style:style>
    <style:style style:name="T1" style:family="text">
      <style:text-properties fo:font-variant="normal" fo:text-transform="none" fo:color="#222222" style:font-name="Consolas" fo:letter-spacing="normal" fo:font-style="normal" fo:font-weight="normal"/>
    </style:style>
    <style:style style:name="T2" style:family="text">
      <style:text-properties fo:font-variant="normal" fo:text-transform="none" fo:color="#222222" style:font-name="Consolas" fo:letter-spacing="normal" fo:language="en" fo:country="US" fo:font-style="normal" fo:font-weight="normal" officeooo:rsid="0014641e" style:letter-kerning="true" style:font-name-asian="SimSun1" style:language-asian="zh" style:country-asian="CN" style:font-name-complex="Mangal2" style:language-complex="hi" style:country-complex="IN"/>
    </style:style>
    <style:style style:name="T3" style:family="text">
      <style:text-properties fo:font-variant="normal" fo:text-transform="none" fo:color="#222222" style:font-name="Consolas" fo:letter-spacing="normal" fo:language="en" fo:country="US" fo:font-style="normal" fo:font-weight="normal" officeooo:rsid="001503fd" style:letter-kerning="true" style:font-name-asian="SimSun1" style:language-asian="zh" style:country-asian="CN" style:font-name-complex="Mangal2" style:language-complex="hi" style:country-complex="IN"/>
    </style:style>
    <style:style style:name="T4" style:family="text">
      <style:text-properties fo:font-variant="normal" fo:text-transform="none" fo:color="#222222" style:font-name="Consolas" fo:letter-spacing="normal" fo:language="en" fo:country="US" fo:font-style="normal" fo:font-weight="normal" officeooo:rsid="001503fd"/>
    </style:style>
    <style:style style:name="T5" style:family="text">
      <style:text-properties fo:font-variant="normal" fo:text-transform="none" fo:color="#222222" style:font-name="Consolas" fo:letter-spacing="normal" fo:language="en" fo:country="US" fo:font-style="normal" fo:font-weight="normal" officeooo:rsid="0008562a"/>
    </style:style>
    <style:style style:name="T6" style:family="text">
      <style:text-properties fo:font-variant="normal" fo:text-transform="none" fo:color="#222222" style:font-name="Consolas" fo:letter-spacing="normal" fo:language="en" fo:country="US" fo:font-style="normal" fo:font-weight="normal" officeooo:rsid="0008562a" style:font-style-asian="normal" style:font-weight-asian="normal" style:font-name-complex="Consolas2"/>
    </style:style>
    <style:style style:name="T7" style:family="text">
      <style:text-properties fo:font-variant="normal" fo:text-transform="none" fo:color="#222222" style:font-name="Consolas" fo:letter-spacing="normal" fo:language="en" fo:country="US" fo:font-style="normal" fo:font-weight="normal" officeooo:rsid="0015e8d8" style:font-style-asian="normal" style:font-weight-asian="normal" style:font-name-complex="Consolas2"/>
    </style:style>
    <style:style style:name="T8" style:family="text">
      <style:text-properties fo:font-variant="normal" fo:text-transform="none" fo:color="#222222" style:font-name="Consolas" fo:letter-spacing="normal" fo:language="ru" fo:country="RU" fo:font-style="normal" fo:font-weight="normal"/>
    </style:style>
    <style:style style:name="T9" style:family="text">
      <style:text-properties fo:font-variant="normal" fo:text-transform="none" fo:color="#222222" style:font-name="Consolas" fo:letter-spacing="normal" fo:language="ru" fo:country="RU" fo:font-style="normal" fo:font-weight="normal" officeooo:rsid="0014641e" style:letter-kerning="true" style:font-name-asian="SimSun1" style:language-asian="zh" style:country-asian="CN" style:font-name-complex="Mangal2" style:language-complex="hi" style:country-complex="IN"/>
    </style:style>
    <style:style style:name="T10" style:family="text">
      <style:text-properties fo:font-variant="normal" fo:text-transform="none" fo:color="#222222" style:font-name="Consolas" fo:letter-spacing="normal" fo:language="ru" fo:country="RU" fo:font-style="normal" fo:font-weight="normal" officeooo:rsid="001503fd"/>
    </style:style>
    <style:style style:name="T11" style:family="text">
      <style:text-properties fo:font-variant="normal" fo:text-transform="none" fo:color="#222222" style:font-name="Consolas" fo:letter-spacing="normal" fo:language="ru" fo:country="RU" fo:font-style="normal" fo:font-weight="normal" officeooo:rsid="0015e8d8"/>
    </style:style>
    <style:style style:name="T12" style:family="text">
      <style:text-properties fo:font-variant="normal" fo:text-transform="none" fo:color="#222222" style:font-name="Consolas" fo:letter-spacing="normal" fo:language="ru" fo:country="RU" fo:font-style="normal" fo:font-weight="normal" officeooo:rsid="0008562a"/>
    </style:style>
    <style:style style:name="T13" style:family="text">
      <style:text-properties fo:font-variant="normal" fo:text-transform="none" fo:color="#222222" style:font-name="Consolas" fo:letter-spacing="normal" fo:language="ru" fo:country="RU" fo:font-style="normal" fo:font-weight="normal" officeooo:rsid="0008562a" style:font-style-asian="normal" style:font-weight-asian="normal" style:font-name-complex="Consolas2"/>
    </style:style>
    <style:style style:name="T14" style:family="text">
      <style:text-properties fo:font-variant="normal" fo:text-transform="none" fo:color="#222222" style:font-name="Consolas" fo:letter-spacing="normal" fo:language="ru" fo:country="RU" fo:font-style="normal" fo:font-weight="normal" officeooo:rsid="0015e8d8" style:font-style-asian="normal" style:font-weight-asian="normal" style:font-name-complex="Consolas2"/>
    </style:style>
    <style:style style:name="T15" style:family="text">
      <style:text-properties style:use-window-font-color="true" style:font-name="Consolas1" style:font-name-complex="Consolas1"/>
    </style:style>
    <style:style style:name="T16" style:family="text">
      <style:text-properties style:use-window-font-color="true" style:font-name="Consolas1" fo:language="en" fo:country="US" officeooo:rsid="0014641e" style:font-name-complex="Consolas1"/>
    </style:style>
    <style:style style:name="T17" style:family="text">
      <style:text-properties style:use-window-font-color="true" style:font-name="Consolas1" fo:language="en" fo:country="US" officeooo:rsid="0014641e" style:letter-kerning="true" style:font-name-asian="SimSun1" style:language-asian="zh" style:country-asian="CN" style:font-name-complex="Consolas1" style:language-complex="hi" style:country-complex="IN"/>
    </style:style>
    <style:style style:name="T18" style:family="text">
      <style:text-properties style:use-window-font-color="true" style:font-name="Consolas" fo:font-size="10pt" fo:language="en" fo:country="US" officeooo:rsid="0015e8d8" style:letter-kerning="true" style:font-name-asian="SimSun1" style:font-size-asian="10pt" style:language-asian="zh" style:country-asian="CN" style:font-name-complex="Mangal2" style:font-size-complex="10pt" style:language-complex="hi" style:country-complex="IN"/>
    </style:style>
    <style:style style:name="T19" style:family="text">
      <style:text-properties officeooo:rsid="0014641e"/>
    </style:style>
    <style:style style:name="T20" style:family="text">
      <style:text-properties style:font-name="Consolas" fo:font-size="10pt" style:font-size-asian="10pt" style:font-size-complex="10pt"/>
    </style:style>
    <style:style style:name="T21" style:family="text">
      <style:text-properties style:font-name="Consolas" fo:font-size="10pt" officeooo:rsid="0015e8d8" style:font-size-asian="10pt" style:font-size-complex="10pt"/>
    </style:style>
    <style:style style:name="T22" style:family="text">
      <style:text-properties officeooo:rsid="0015e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Программа </text:span><text:span text:style-name="T2">EliWorker</text:span><text:span text:style-name="T9"> является консольной программой. </text:span><text:span text:style-name="T2">EliWorker</text:span><text:span text:style-name="T8"> </text:span><text:span text:style-name="T1">принимает </text:span><text:span text:style-name="T10">в качестве аргументов командной строки имена двух файлов (изображений в формате </text:span><text:span text:style-name="T3">ELI</text:span><text:span text:style-name="T10">) одинакового размера, производит обработку изображений и сохраняет результат в выходной файл изображения в формате </text:span><text:span text:style-name="T4">ELI</text:span><text:span text:style-name="T1">.</text:span><text:span text:style-name="T8"> </text:span><text:span text:style-name="T10">В качестве обработки изображений каждый пиксель первого изображения делится на соответствующий ему пиксел второго изображения.</text:span></text:p>
      <text:p text:style-name="P2"><text:span text:style-name="T10">Формат изображений — 16 бит на пиксел, беззнаковое целое (65536 gray</text:span><text:span text:style-name="T4">scale</text:span><text:span text:style-name="T10">).</text:span><text:span text:style-name="T4"> </text:span><text:span text:style-name="T10">Программа использует все доступные ядра п</text:span><text:span text:style-name="T11">роцессоров для многопоточной обработки.</text:span></text:p>
      <text:p text:style-name="P2"><text:span text:style-name="T12">Программа написана на языке программирования </text:span><text:span text:style-name="T5">C#. </text:span><text:span text:style-name="T13">Для выполнения функциональных возможностей задействует</text:span><text:span text:style-name="T6"> Microsoft </text:span><text:span text:style-name="T7">ASP </text:span><text:span text:style-name="T6">.NET </text:span><text:span text:style-name="T7">Core</text:span><text:span text:style-name="T14"> версии</text:span><text:span text:style-name="T13"> </text:span><text:span text:style-name="T6">5.</text:span><text:span text:style-name="T14">0.</text:span><text:span text:style-name="T13"> Программа функционирует в линейке операционных систем</text:span><text:span text:style-name="T6"> Microsoft Windows </text:span><text:span text:style-name="T14">(</text:span><text:span text:style-name="T7">x64</text:span><text:span text:style-name="T14">), а также в</text:span><text:span text:style-name="T7"> LINUX</text:span><text:span text:style-name="T6">.</text:span></text:p>
      <text:p text:style-name="P2"><text:span text:style-name="T6"/></text:p>
      <text:p text:style-name="P2"><text:span text:style-name="T6">---------------------------</text:span></text:p>
      <text:p text:style-name="P2"><text:span text:style-name="T6">Описание формата ELI-файла:</text:span></text:p>
      <text:p text:style-name="P2"><text:span text:style-name="T6">---------------------------</text:span></text:p>
      <text:p text:style-name="P2"><text:span text:style-name="T6"/></text:p>
      <text:p text:style-name="P2"><text:span text:style-name="T6">В начале файла идет заголовок, в котором описывается параметры изображения:</text:span></text:p>
      <text:p text:style-name="P2"><text:span text:style-name="T6"/></text:p>
      <text:p text:style-name="P2"><text:span text:style-name="T6">Смещение <text:s text:c="3"/>Длина Имя <text:s text:c="14"/>Описание</text:span></text:p>
      <text:p text:style-name="P2"><text:span text:style-name="T6">0 <text:s text:c="10"/>4 <text:s text:c="4"/>signature <text:s text:c="8"/>Сигнатура, "ELI\0"</text:span></text:p>
      <text:p text:style-name="P2"><text:span text:style-name="T6">4 <text:s text:c="10"/>4 <text:s text:c="4"/>header_length <text:s text:c="4"/>Длина заголовка в байтах</text:span></text:p>
      <text:p text:style-name="P2"><text:span text:style-name="T6">8 <text:s text:c="10"/>4 <text:s text:c="4"/>data_offset <text:s text:c="6"/>Смещение до изображения от начала файла в байтах</text:span></text:p>
      <text:p text:style-name="P2"><text:span text:style-name="T6">12(0x0C) <text:s text:c="3"/>4 <text:s text:c="4"/>reserved <text:s text:c="9"/>Зарезервировано, должно быть равно 0</text:span></text:p>
      <text:p text:style-name="P2"><text:span text:style-name="T6">16(0x10) <text:s text:c="3"/>4 <text:s text:c="4"/>image_width <text:s text:c="6"/>Ширина изображения пикселах</text:span></text:p>
      <text:p text:style-name="P2"><text:span text:style-name="T6">20(0x14) <text:s text:c="3"/>4 <text:s text:c="4"/>image_height <text:s text:c="5"/>Высота изображения в пикселах</text:span></text:p>
      <text:p text:style-name="P2"><text:span text:style-name="T6">24(0x18) <text:s text:c="3"/>4 <text:s text:c="4"/>bit_count <text:s text:c="8"/>Количество бит на пиксел</text:span></text:p>
      <text:p text:style-name="P2"><text:span text:style-name="T6">28(0x1C) <text:s text:c="3"/>4 <text:s text:c="4"/>line_length <text:s text:c="6"/>Длина одной строки изображения в байтах</text:span></text:p>
      <text:p text:style-name="P2"><text:span text:style-name="T6">32(0x20) <text:s text:c="3"/>480+512xN <text:s text:c="14"/>Зарезервировано</text:span></text:p>
      <text:p text:style-name="P2"><text:span text:style-name="T6"/></text:p>
      <text:p text:style-name="P2"><text:span text:style-name="T6">Смещение на начало данных изображения должно быть кратно 512 байтам.</text:span><text:span text:style-name="T15"> </text:span></text:p>
      <text:p text:style-name="P3"/>
      <text:p text:style-name="P3">//-----------------------------------------------</text:p>
      <text:p text:style-name="P4">Исходный код</text:p>
      <text:p text:style-name="P3"/>
      <text:p text:style-name="P5">// Program.cs</text:p>
      <text:p text:style-name="P6"/>
      <text:p text:style-name="P6">//-----------------------------------------------</text:p>
      <text:p text:style-name="P6">using EliWorker.Interfaces;</text:p>
      <text:p text:style-name="P6">using System;</text:p>
      <text:p text:style-name="P6"/>
      <text:p text:style-name="P6">namespace EliWorker</text:p>
      <text:p text:style-name="P6">{</text:p>
      <text:p text:style-name="P6"><text:s text:c="4"/>/// &lt;summary&gt;</text:p>
      <text:p text:style-name="P6"><text:s text:c="4"/>/// The program allows you to work with images in ELI format</text:p>
      <text:p text:style-name="P6"><text:s text:c="4"/>/// author: Roman Ermakov</text:p>
      <text:p text:style-name="P2"><text:span text:style-name="T15"><text:s text:c="4"/>/// e-mail: romul1508@</text:span><text:span text:style-name="T16">g</text:span><text:span text:style-name="T15">mail.</text:span><text:span text:style-name="T17">com</text:span></text:p>
      <text:p text:style-name="P6"><text:s text:c="4"/>/// sinc 06.11.2021</text:p>
      <text:p text:style-name="P6"><text:s text:c="4"/>/// version: 1.0.1</text:p>
      <text:p text:style-name="P6"><text:s text:c="4"/>/// Copyright 2021 Roman Ermakov</text:p>
      <text:p text:style-name="P6"><text:s text:c="4"/>/// All rights reserved</text:p>
      <text:p text:style-name="P6"><text:s text:c="4"/>/// &lt;/summary&gt;</text:p>
      <text:p text:style-name="P6"><text:s text:c="4"/>class Program</text:p>
      <text:p text:style-name="P6"><text:s text:c="4"/>{</text:p>
      <text:p text:style-name="P6"><text:s text:c="8"/></text:p>
      <text:p text:style-name="P6"><text:s text:c="8"/>static int Main(string[] args)</text:p>
      <text:p text:style-name="P6"><text:s text:c="8"/>{</text:p>
      <text:p text:style-name="P6"><text:s text:c="12"/>if (args.Length != 3)</text:p>
      <text:p text:style-name="P6"><text:s text:c="12"/>{</text:p>
      <text:p text:style-name="P6"><text:soft-page-break/><text:s text:c="16"/>Console.WriteLine("Please enter a name ELI Files as arguments command <text:tab/><text:tab/><text:tab/>line.");</text:p>
      <text:p text:style-name="P6"><text:s text:c="16"/>Console.WriteLine("Error! Command line arguments not specified or entered <text:tab/><text:tab/><text:tab/><text:tab/>incorrectly .");</text:p>
      <text:p text:style-name="P6"><text:s text:c="16"/>Console.ReadLine();</text:p>
      <text:p text:style-name="P6"><text:s text:c="16"/>return 1;</text:p>
      <text:p text:style-name="P6"><text:s text:c="12"/>}</text:p>
      <text:p text:style-name="P6"/>
      <text:p text:style-name="P6"><text:s text:c="12"/>// Source files </text:p>
      <text:p text:style-name="P6"><text:s text:c="12"/>string fromEliFileName1 = args[0];</text:p>
      <text:p text:style-name="P6"><text:s text:c="12"/>string fromEliFileName2 = args[1];</text:p>
      <text:p text:style-name="P6"/>
      <text:p text:style-name="P6"><text:s text:c="12"/>// Result file</text:p>
      <text:p text:style-name="P6"><text:s text:c="12"/>string resultEliFile = args[2];</text:p>
      <text:p text:style-name="P6"/>
      <text:p text:style-name="P6"><text:s text:c="12"/>// designed to check source ELI files and process them appropriately</text:p>
      <text:p text:style-name="P6"><text:s text:c="12"/>IELIFormat iELIFormat1 = new ELIFormat(); <text:s text:c="11"/></text:p>
      <text:p text:style-name="P6"/>
      <text:p text:style-name="P6"><text:s text:c="12"/>// Create imageWorker</text:p>
      <text:p text:style-name="P6"><text:s text:c="12"/>ImageWorker imageWorker = new ImageWorker(fromEliFileName1, fromEliFileName2, <text:tab/><text:tab/><text:tab/>resultEliFile, iELIFormat1);</text:p>
      <text:p text:style-name="P6"/>
      <text:p text:style-name="P6"><text:s text:c="12"/>// load ELI source files</text:p>
      <text:p text:style-name="P6"><text:s text:c="12"/>// and check ELI headers for format compliance</text:p>
      <text:p text:style-name="P6"><text:s text:c="12"/>int ready_to_upload_image = imageWorker.LoadChecketSourceELI();</text:p>
      <text:p text:style-name="P6"/>
      <text:p text:style-name="P6"><text:s text:c="12"/>if (ready_to_upload_image != (int)CheckErrorFormatELI.NONE)</text:p>
      <text:p text:style-name="P6"><text:s text:c="16"/>return 1;</text:p>
      <text:p text:style-name="P6"/>
      <text:p text:style-name="P6"><text:s text:c="12"/>// perform high-speed image processing</text:p>
      <text:p text:style-name="P6"><text:s text:c="12"/>imageWorker.ImageProc();</text:p>
      <text:p text:style-name="P6"/>
      <text:p text:style-name="P6"><text:s text:c="12"/>// save the resulting image in ELI format</text:p>
      <text:p text:style-name="P6"><text:s text:c="12"/>imageWorker.SaveImage();</text:p>
      <text:p text:style-name="P6"/>
      <text:p text:style-name="P6"><text:s text:c="12"/>return 0;</text:p>
      <text:p text:style-name="P6"><text:s text:c="8"/>}</text:p>
      <text:p text:style-name="P6"><text:s text:c="4"/>}</text:p>
      <text:p text:style-name="P6">}</text:p>
      <text:p text:style-name="P6"/>
      <text:p text:style-name="P2">//-----------------------------------------------------------------------------------------------</text:p>
      <text:p text:style-name="P1">// <text:span text:style-name="T19">ImageWorker.cs</text:span> </text:p>
      <text:p text:style-name="P1"/>
      <text:p text:style-name="P1">using EliWorker.Interfaces;</text:p>
      <text:p text:style-name="P1">using System;</text:p>
      <text:p text:style-name="P1">using System.Collections.Generic;</text:p>
      <text:p text:style-name="P1">using System.IO;</text:p>
      <text:p text:style-name="P1">using System.Linq;</text:p>
      <text:p text:style-name="P1">using System.Text;</text:p>
      <text:p text:style-name="P1">using System.Threading.Tasks;</text:p>
      <text:p text:style-name="P1"/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Provides image processing (EliFileName1 elements are subdivided </text:p>
      <text:p text:style-name="P1"><text:s text:c="4"/>/// into corresponding EliFileName2 elements)</text:p>
      <text:p text:style-name="P1"><text:s text:c="4"/>/// author: Roman Ermakov</text:p>
      <text:p text:style-name="P1"><text:soft-page-break/><text:s text:c="4"/>/// e-mail: romul1508@gmail.com</text:p>
      <text:p text:style-name="P1"><text:s text:c="4"/>/// sinc 06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ImageWorker: IDisposable</text:p>
      <text:p text:style-name="P1"><text:s text:c="4"/>{</text:p>
      <text:p text:style-name="P1"><text:s text:c="8"/>/// &lt;summary&gt;</text:p>
      <text:p text:style-name="P1"><text:s text:c="8"/>/// Designed to load header data of ELI files and check </text:p>
      <text:p text:style-name="P1"><text:s text:c="8"/>/// them for compliance with the format</text:p>
      <text:p text:style-name="P1"><text:s text:c="8"/>/// &lt;/summary&gt;</text:p>
      <text:p text:style-name="P1"><text:s text:c="8"/>protected IELIFormat fileFormatELI;</text:p>
      <text:p text:style-name="P1"><text:s text:c="8"/>protected FileStream stream_first;</text:p>
      <text:p text:style-name="P1"><text:s text:c="8"/>protected BinaryReader binReader_first;</text:p>
      <text:p text:style-name="P1"/>
      <text:p text:style-name="P1"><text:s text:c="8"/>/// &lt;summary&gt;</text:p>
      <text:p text:style-name="P1"><text:s text:c="8"/>/// number of processed bytes of the first stream-stream</text:p>
      <text:p text:style-name="P1"><text:s text:c="8"/>/// &lt;/summary&gt;</text:p>
      <text:p text:style-name="P1"><text:s text:c="8"/>protected long num_proc_bytes_first_stream = 0;</text:p>
      <text:p text:style-name="P1"/>
      <text:p text:style-name="P1"><text:s text:c="8"/>/// &lt;summary&gt;</text:p>
      <text:p text:style-name="P1"><text:s text:c="8"/>/// contains the data of the first image</text:p>
      <text:p text:style-name="P1"><text:s text:c="8"/>/// &lt;/summary&gt;</text:p>
      <text:p text:style-name="P1"><text:s text:c="8"/>protected ushort[] first_image_array;</text:p>
      <text:p text:style-name="P1"/>
      <text:p text:style-name="P1"><text:s text:c="8"/>/// &lt;summary&gt;</text:p>
      <text:p text:style-name="P1"><text:s text:c="8"/>/// length of the first stream in bytes</text:p>
      <text:p text:style-name="P1"><text:s text:c="8"/>/// &lt;/summary&gt;</text:p>
      <text:p text:style-name="P1"><text:s text:c="8"/>protected long length_first_stream = 0;</text:p>
      <text:p text:style-name="P1"><text:s text:c="8"/>//---------------------------</text:p>
      <text:p text:style-name="P1"><text:s text:c="8"/>// to load the data of the second ELI file and check</text:p>
      <text:p text:style-name="P1"><text:s text:c="8"/>// it for compliance with the format</text:p>
      <text:p text:style-name="P1"><text:s text:c="8"/>protected FileStream stream_second;</text:p>
      <text:p text:style-name="P1"><text:s text:c="8"/>protected BinaryReader binReader_second;</text:p>
      <text:p text:style-name="P1"/>
      <text:p text:style-name="P1"><text:s text:c="8"/>/// &lt;summary&gt;</text:p>
      <text:p text:style-name="P1"><text:s text:c="8"/>/// number of processed bytes of the second stream-stream</text:p>
      <text:p text:style-name="P1"><text:s text:c="8"/>/// &lt;/summary&gt;</text:p>
      <text:p text:style-name="P1"><text:s text:c="8"/>protected long num_proc_bytes_second_stream = 0;</text:p>
      <text:p text:style-name="P1"/>
      <text:p text:style-name="P1"><text:s text:c="8"/>/// &lt;summary&gt;</text:p>
      <text:p text:style-name="P1"><text:s text:c="8"/>/// contains the data of the second image</text:p>
      <text:p text:style-name="P1"><text:s text:c="8"/>/// &lt;/summary&gt;</text:p>
      <text:p text:style-name="P1"><text:s text:c="8"/>protected ushort[] second_image_array;</text:p>
      <text:p text:style-name="P1"/>
      <text:p text:style-name="P1"><text:s text:c="8"/>/// &lt;summary&gt;</text:p>
      <text:p text:style-name="P1"><text:s text:c="8"/>/// length of the second stream in bytes</text:p>
      <text:p text:style-name="P1"><text:s text:c="8"/>/// &lt;/summary&gt;</text:p>
      <text:p text:style-name="P1"><text:s text:c="8"/>protected long length_secоnd_stream = 0;</text:p>
      <text:p text:style-name="P1"><text:s text:c="8"/>//-------------------------------</text:p>
      <text:p text:style-name="P1"><text:s text:c="8"/>protected FileStream stream_result;</text:p>
      <text:p text:style-name="P1"><text:s text:c="8"/>protected BinaryWriter binWritRes;</text:p>
      <text:p text:style-name="P1"><text:s text:c="8"/>//------------------------------</text:p>
      <text:p text:style-name="P1"><text:s text:c="8"/>protected string nameResultFile = "";</text:p>
      <text:p text:style-name="P1"/>
      <text:p text:style-name="P1"><text:s text:c="8"/>/// &lt;summary&gt;</text:p>
      <text:p text:style-name="P1"><text:s text:c="8"/>/// Calculates the output image,</text:p>
      <text:p text:style-name="P1"><text:soft-page-break/><text:s text:c="8"/>/// ensures safety until the image is written to the ELI file</text:p>
      <text:p text:style-name="P1"><text:s text:c="8"/>/// &lt;/summary&gt;</text:p>
      <text:p text:style-name="P1"><text:s text:c="8"/>protected List&lt;Color16Element&gt; color16Elems = new List&lt;Color16Element&gt;();</text:p>
      <text:p text:style-name="P1"/>
      <text:p text:style-name="P1"><text:s text:c="8"/>//----------------------------</text:p>
      <text:p text:style-name="P1"><text:s text:c="8"/>/// &lt;summary&gt;</text:p>
      <text:p text:style-name="P1"><text:s text:c="8"/>/// used to indicate the size of a data chunk in bytes</text:p>
      <text:p text:style-name="P1"><text:s text:c="8"/>/// necessary when processing file information</text:p>
      <text:p text:style-name="P1"><text:s text:c="8"/>/// &lt;/summary&gt;</text:p>
      <text:p text:style-name="P1"><text:s text:c="8"/>protected readonly int portion_len = 4;</text:p>
      <text:p text:style-name="P1"/>
      <text:p text:style-name="P1"><text:s text:c="8"/>public ImageWorker(string fromEliFileName1, string fromEliFileName2, </text:p>
      <text:p text:style-name="P1"><text:s text:c="12"/>string nameResultFile, IELIFormat fileFormatELI)</text:p>
      <text:p text:style-name="P1"><text:s text:c="8"/>{</text:p>
      <text:p text:style-name="P1"><text:s text:c="12"/>const string tag = "Class ImageWorker, Constructor:";</text:p>
      <text:p text:style-name="P1"/>
      <text:p text:style-name="P1"><text:s text:c="12"/>this.fileFormatELI = fileFormatELI;</text:p>
      <text:p text:style-name="P1"><text:s text:c="12"/>stream_first = new FileStream(fromEliFileName1, FileMode.Open, <text:tab/><text:tab/><text:tab/><text:tab/><text:tab/>FileAccess.Read);</text:p>
      <text:p text:style-name="P1"><text:s text:c="12"/>binReader_first = new BinaryReader(stream_first);</text:p>
      <text:p text:style-name="P1"><text:s text:c="12"/>length_first_stream = stream_first.Length;</text:p>
      <text:p text:style-name="P1"/>
      <text:p text:style-name="P1"><text:s text:c="12"/>stream_second = new FileStream(fromEliFileName2, FileMode.Open, <text:tab/><text:tab/><text:tab/><text:tab/><text:tab/>FileAccess.Read);</text:p>
      <text:p text:style-name="P1"><text:s text:c="12"/>binReader_second = new BinaryReader(stream_second);</text:p>
      <text:p text:style-name="P1"><text:s text:c="12"/>length_secоnd_stream = stream_second.Length;</text:p>
      <text:p text:style-name="P1"><text:s text:c="12"/>this.nameResultFile = nameResultFile; <text:s text:c="11"/></text:p>
      <text:p text:style-name="P1"><text:s text:c="8"/>}</text:p>
      <text:p text:style-name="P1"/>
      <text:p text:style-name="P1"><text:s text:c="8"/>/// &lt;summary&gt;</text:p>
      <text:p text:style-name="P1"><text:s text:c="8"/>/// Loads the data of the source files,</text:p>
      <text:p text:style-name="P1"><text:s text:c="8"/>/// checks for compliance with their ELI format <text:s text:c="8"/></text:p>
      <text:p text:style-name="P1"><text:s text:c="8"/>/// &lt;/summary&gt;</text:p>
      <text:p text:style-name="P1"><text:s text:c="8"/>/// &lt;returns&gt;&lt;/returns&gt;</text:p>
      <text:p text:style-name="P1"><text:s text:c="8"/>public int LoadChecketSourceELI()</text:p>
      <text:p text:style-name="P1"><text:s text:c="8"/>{</text:p>
      <text:p text:style-name="P1"><text:s text:c="12"/>int res = (int)CheckErrorFormatELI.NONE;</text:p>
      <text:p text:style-name="P1"/>
      <text:p text:style-name="P1"><text:s text:c="12"/>const string tag = "Class ImageWorker, Method: LoadChecketSourceELI()";</text:p>
      <text:p text:style-name="P1"/>
      <text:p text:style-name="P1"><text:s text:c="12"/>// compare the sizes of the original images</text:p>
      <text:p text:style-name="P1"><text:s text:c="12"/>// if they do not match, then no other calculations should be</text:p>
      <text:p text:style-name="P1"><text:s text:c="12"/>// done (according to the conditions of the assignment)</text:p>
      <text:p text:style-name="P1"><text:s text:c="12"/>// do not match - immediately to the exit</text:p>
      <text:p text:style-name="P1"><text:s text:c="12"/>if (length_first_stream != length_secоnd_stream)</text:p>
      <text:p text:style-name="P1"><text:s text:c="12"/>{</text:p>
      <text:p text:style-name="P1"><text:s text:c="16"/>Console.WriteLine("\n {0} Error! Image sizes do not match.", tag);</text:p>
      <text:p text:style-name="P1"><text:s text:c="16"/>Console.ReadLine();</text:p>
      <text:p text:style-name="P1"><text:s text:c="16"/>return (int)CheckErrorFormatELI.ERROR_OTHER;</text:p>
      <text:p text:style-name="P1"><text:s text:c="12"/>}</text:p>
      <text:p text:style-name="P1"/>
      <text:p text:style-name="P1"><text:s text:c="12"/>//-------------------------------------------</text:p>
      <text:p text:style-name="P1"><text:s text:c="12"/>// If the stream length is less than 1024 (in bytes),</text:p>
      <text:p text:style-name="P1"><text:s text:c="12"/>// then the source ELI files do not correspond to the required version of the <text:tab/> <text:s text:c="4"/>//<text:tab/><text:tab/>ELI format</text:p>
      <text:p text:style-name="P1"><text:s text:c="12"/>if (length_first_stream &lt; fileFormatELI.DataOffset)</text:p>
      <text:p text:style-name="P1"><text:s text:c="12"/>{</text:p>
      <text:p text:style-name="P7"><text:soft-page-break/><text:span text:style-name="T20"><text:s text:c="16"/>Console.WriteLine("\n {0} Error! Source ELI files do not correspond to the <text:tab/><text:tab/><text:tab/>required version of the ELI format .", tag);</text:span></text:p>
      <text:p text:style-name="P1"><text:s text:c="16"/>Console.ReadLine();</text:p>
      <text:p text:style-name="P1"><text:s text:c="16"/>return (int)CheckErrorFormatELI.ERROR_OTHER;</text:p>
      <text:p text:style-name="P1"><text:s text:c="12"/>}</text:p>
      <text:p text:style-name="P1"/>
      <text:p text:style-name="P1"><text:s text:c="12"/>//--------------------------------------</text:p>
      <text:p text:style-name="P1"><text:s text:c="12"/>// we are not working in asynchronous mode here!</text:p>
      <text:p text:style-name="P1"><text:s text:c="12"/>// order computed operations matter !!</text:p>
      <text:p text:style-name="P1"><text:s text:c="12"/>res = CheckFirstEliHider();</text:p>
      <text:p text:style-name="P1"/>
      <text:p text:style-name="P1"><text:s text:c="12"/>if (res != (int)CheckErrorFormatELI.NONE)</text:p>
      <text:p text:style-name="P1"><text:s text:c="12"/>{</text:p>
      <text:p text:style-name="P1"><text:s text:c="16"/>Console.WriteLine("\n {0} Error! ELI format does not match in method: <text:tab/><text:tab/><text:tab/>CheckFirstEliHider .", tag);</text:p>
      <text:p text:style-name="P1"><text:s text:c="16"/></text:p>
      <text:p text:style-name="P1"><text:s text:c="16"/>return res;</text:p>
      <text:p text:style-name="P1"><text:s text:c="12"/>}</text:p>
      <text:p text:style-name="P1"><text:s text:c="12"/>//----------------------------------</text:p>
      <text:p text:style-name="P1"><text:s text:c="12"/>res = CheckSecondEliHider();</text:p>
      <text:p text:style-name="P1"/>
      <text:p text:style-name="P1"><text:s text:c="12"/>if (res != (int)CheckErrorFormatELI.NONE)</text:p>
      <text:p text:style-name="P1"><text:s text:c="12"/>{</text:p>
      <text:p text:style-name="P1"><text:s text:c="16"/>Console.WriteLine("\n {0} Error! ELI format does not match in method: <text:tab/><text:tab/><text:tab/>CheckSecondEliHider .", tag); <text:s text:c="13"/></text:p>
      <text:p text:style-name="P1"><text:s text:c="16"/>return res;</text:p>
      <text:p text:style-name="P1"><text:s text:c="12"/>}</text:p>
      <text:p text:style-name="P1"/>
      <text:p text:style-name="P1"><text:s text:c="12"/>// get ushot arrays with images from streams</text:p>
      <text:p text:style-name="P1"><text:s text:c="12"/>byte[] first_full_array = new byte[stream_first.Length];</text:p>
      <text:p text:style-name="P1"><text:s text:c="12"/>stream_first.Read(first_full_array, 0, first_full_array.Length);</text:p>
      <text:p text:style-name="P1"/>
      <text:p text:style-name="P1"><text:s text:c="12"/>first_image_array = new ushort[fileFormatELI.SizeX * fileFormatELI.SizeY];</text:p>
      <text:p text:style-name="P1"><text:s text:c="12"/>int count = fileFormatELI.SizeX * fileFormatELI.SizeY * 2;</text:p>
      <text:p text:style-name="P1"><text:s text:c="12"/>System.Buffer.BlockCopy(first_full_array, fileFormatELI.DataOffset, <text:tab/><text:tab/><text:tab/><text:tab/>first_image_array, 0, count);</text:p>
      <text:p text:style-name="P1"><text:s text:c="12"/>//----------------------------</text:p>
      <text:p text:style-name="P1"><text:s text:c="12"/>// for the second image</text:p>
      <text:p text:style-name="P1"><text:s text:c="12"/>byte[] second_full_array = new byte[stream_second.Length];</text:p>
      <text:p text:style-name="P1"><text:s text:c="12"/>stream_second.Read(second_full_array, 0, second_full_array.Length);</text:p>
      <text:p text:style-name="P1"/>
      <text:p text:style-name="P1"><text:s text:c="12"/>second_image_array = new ushort[fileFormatELI.SizeX * fileFormatELI.SizeY]; <text:s text:c="11"/></text:p>
      <text:p text:style-name="P1"><text:s text:c="12"/>System.Buffer.BlockCopy(second_full_array, fileFormatELI.DataOffset, <text:tab/><text:tab/><text:tab/><text:tab/>second_image_array, 0, count);</text:p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frees resources before deleting instance</text:p>
      <text:p text:style-name="P1"><text:s text:c="8"/>/// &lt;/summary&gt;</text:p>
      <text:p text:style-name="P1"><text:s text:c="8"/>public void Dispose()</text:p>
      <text:p text:style-name="P1"><text:s text:c="8"/>{</text:p>
      <text:p text:style-name="P1"><text:s text:c="12"/>binReader_first.Close();</text:p>
      <text:p text:style-name="P1"><text:s text:c="12"/>binReader_second.Close();</text:p>
      <text:p text:style-name="P1"><text:s text:c="12"/>binWritRes.Close();</text:p>
      <text:p text:style-name="P1"/>
      <text:p text:style-name="P1"><text:s text:c="12"/>stream_first.Close();</text:p>
      <text:p text:style-name="P1"><text:s text:c="12"/>stream_second.Close();</text:p>
      <text:p text:style-name="P1"><text:soft-page-break/><text:s text:c="12"/>stream_result.Close();</text:p>
      <text:p text:style-name="P1"><text:s text:c="8"/>}</text:p>
      <text:p text:style-name="P1"/>
      <text:p text:style-name="P1"/>
      <text:p text:style-name="P1"><text:s text:c="8"/>/// &lt;summary&gt;</text:p>
      <text:p text:style-name="P1"><text:s text:c="8"/>/// Provides header data loading and validation for the first ELI file loaded</text:p>
      <text:p text:style-name="P1"><text:s text:c="8"/>/// &lt;/summary&gt;</text:p>
      <text:p text:style-name="P1"><text:s text:c="8"/>/// &lt;returns&gt;&lt;/returns&gt;</text:p>
      <text:p text:style-name="P1"><text:s text:c="8"/>private int CheckFirstEliHider()</text:p>
      <text:p text:style-name="P1"><text:s text:c="8"/>{</text:p>
      <text:p text:style-name="P1"><text:s text:c="12"/>int res = (int)CheckErrorFormatELI.NONE;</text:p>
      <text:p text:style-name="P1"><text:s text:c="12"/>const string tag = "Class ImageWorker, Method: CheckFirstEliHider()"; <text:s text:c="8"/></text:p>
      <text:p text:style-name="P1"/>
      <text:p text:style-name="P1"><text:s text:c="12"/>binReader_first.BaseStream.Position = 0;</text:p>
      <text:p text:style-name="P1"><text:s text:c="12"/>byte[] utf8SignStrBytes = new byte[portion_len];</text:p>
      <text:p text:style-name="P1"/>
      <text:p text:style-name="P1"><text:s text:c="12"/>try</text:p>
      <text:p text:style-name="P1"><text:s text:c="12"/>{</text:p>
      <text:p text:style-name="P1"><text:s text:c="16"/>// Signature verification</text:p>
      <text:p text:style-name="P1"><text:s text:c="16"/>// first 4 bytes of ELI file</text:p>
      <text:p text:style-name="P1"><text:s text:c="16"/>for (int i = 0; i &lt; portion_len; i++)</text:p>
      <text:p text:style-name="P1"><text:s text:c="16"/>{</text:p>
      <text:p text:style-name="P1"><text:s text:c="20"/>utf8SignStrBytes[i] = binReader_first.ReadByte();</text:p>
      <text:p text:style-name="P1"><text:s text:c="20"/>num_proc_bytes_first_stream++;</text:p>
      <text:p text:style-name="P1"><text:s text:c="16"/>}</text:p>
      <text:p text:style-name="P1"/>
      <text:p text:style-name="P1"><text:s text:c="16"/>// convert the received utf-8 bytes of the string into Unicode format</text:p>
      <text:p text:style-name="P1"><text:s text:c="16"/>Encoding utf16 = Encoding.GetEncoding("UTF-16");</text:p>
      <text:p text:style-name="P1"><text:s text:c="16"/>byte[] inBuffFinale = Encoding.Convert(Encoding.GetEncoding("UTF-8"), <text:tab/><text:tab/><text:tab/>utf16, utf8SignStrBytes);</text:p>
      <text:p text:style-name="P1"><text:s text:c="16"/>string sign = utf16.GetString(inBuffFinale);</text:p>
      <text:p text:style-name="P1"><text:s text:c="16"/></text:p>
      <text:p text:style-name="P1"><text:s text:c="16"/>StringBuilder strRes = new StringBuilder();</text:p>
      <text:p text:style-name="P1"/>
      <text:p text:style-name="P1"><text:s text:c="16"/>int count = 0;</text:p>
      <text:p text:style-name="P1"><text:s text:c="16"/>int len = 3;</text:p>
      <text:p text:style-name="P1"><text:s text:c="16"/>char simb = '\0';</text:p>
      <text:p text:style-name="P1"/>
      <text:p text:style-name="P1"><text:s text:c="16"/>while (count &lt; len)</text:p>
      <text:p text:style-name="P1"><text:s text:c="16"/>{</text:p>
      <text:p text:style-name="P1"><text:s text:c="20"/>simb = (sign.Trim()).ElementAt(count); <text:s text:c="17"/></text:p>
      <text:p text:style-name="P1"/>
      <text:p text:style-name="P1"><text:s text:c="20"/>if (simb != ' ')</text:p>
      <text:p text:style-name="P1"><text:s text:c="20"/>{</text:p>
      <text:p text:style-name="P1"><text:s text:c="24"/>strRes.Append(simb); <text:s text:c="23"/></text:p>
      <text:p text:style-name="P1"><text:s text:c="24"/>count++;</text:p>
      <text:p text:style-name="P1"><text:s text:c="20"/>}</text:p>
      <text:p text:style-name="P1"><text:s text:c="20"/>else</text:p>
      <text:p text:style-name="P1"><text:s text:c="24"/>break;</text:p>
      <text:p text:style-name="P1"><text:s text:c="16"/>}</text:p>
      <text:p text:style-name="P1"/>
      <text:p text:style-name="P1"><text:s text:c="16"/>string result_sign = strRes.ToString();</text:p>
      <text:p text:style-name="P1"/>
      <text:p text:style-name="P1"><text:s text:c="16"/>Console.WriteLine({tag} Debug! signаture = {result_sign} .", tag);</text:p>
      <text:p text:style-name="P1"/>
      <text:p text:style-name="P1"><text:s text:c="16"/>if (!result_sign.Equals(fileFormatELI.Sign) )</text:p>
      <text:p text:style-name="P1"><text:s text:c="16"/>{</text:p>
      <text:p text:style-name="P1"><text:s text:c="20"/>res = (int)CheckErrorFormatELI.ERROR_SIGNATURE_DOES_NOT_MATCH;</text:p>
      <text:p text:style-name="P1"><text:soft-page-break/><text:s text:c="20"/>Console.WriteLine("\n {0} Error! res = <text:tab/><text:tab/><text:tab/><text:tab/><text:tab/><text:tab/><text:tab/><text:tab/>CheckErrorFormatELI.ERROR_SIGNATUR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1"/>
      <text:p text:style-name="P7"><text:span text:style-name="T20"><text:s text:c="16"/>Console.WriteLine("{</text:span><text:span text:style-name="T18">0</text:span><text:span text:style-name="T20">} Debug! The signature matches the ELI format .", <text:tab/><text:tab/><text:tab/><text:tab/>tag);</text:span></text:p>
      <text:p text:style-name="P1"><text:s text:c="16"/>//------------------------------------------</text:p>
      <text:p text:style-name="P1"><text:s text:c="16"/>//------------------------------------------</text:p>
      <text:p text:style-name="P1"><text:s text:c="16"/>// Header length in bytes</text:p>
      <text:p text:style-name="P1"><text:s text:c="16"/>int head_len = binReader_first.ReadInt32();</text:p>
      <text:p text:style-name="P1"><text:s text:c="16"/>if(head_len != fileFormatELI.HeadLen)</text:p>
      <text:p text:style-name="P1"><text:s text:c="16"/>{</text:p>
      <text:p text:style-name="P1"><text:s text:c="20"/>// the length of the header does not match the ELI format</text:p>
      <text:p text:style-name="P1"><text:s text:c="20"/>res = (int)CheckErrorFormatELI.ERROR_HEADER_SIZE_DOES_NOT_MATCH; <text:s text:c="19"/></text:p>
      <text:p text:style-name="P1"><text:s text:c="20"/>Console.WriteLine("\n {0} Error! res = <text:tab/><text:tab/><text:tab/><text:tab/><text:tab/><text:tab/><text:tab/><text:tab/>CheckErrorFormatELI.ERROR_HEADER_SIZ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{</text:span><text:span text:style-name="T18">0</text:span><text:span text:style-name="T20">} Debug! The header size [{head_len}] matches the <text:tab/><text:tab/><text:tab/>ELI format .", </text:span><text:span text:style-name="T21">tag</text:span><text:span text:style-name="T20">);</text:span></text:p>
      <text:p text:style-name="P1"><text:s text:c="16"/>num_proc_bytes_first_stream += portion_len;</text:p>
      <text:p text:style-name="P1"><text:s text:c="16"/>//------------------------</text:p>
      <text:p text:style-name="P1"><text:s text:c="16"/>// Offset to the image from the beginning of the file in bytes</text:p>
      <text:p text:style-name="P1"><text:s text:c="16"/>int data_offset = binReader_first.ReadInt32();</text:p>
      <text:p text:style-name="P1"><text:s text:c="16"/>if (data_offset != fileFormatELI.DataOffset)</text:p>
      <text:p text:style-name="P1"><text:s text:c="16"/>{</text:p>
      <text:p text:style-name="P1"><text:s text:c="20"/>// Offset to image does not match ELI format</text:p>
      <text:p text:style-name="P1"><text:s text:c="20"/>res = (int)CheckErrorFormatELI.ERROR_HEADER_SIZE_DOES_NOT_MATCH; <text:s text:c="19"/></text:p>
      <text:p text:style-name="P1"><text:s text:c="20"/>Console.WriteLine("\n {0} Error! Offset to image [{1}] does not match <text:tab/><text:tab/><text:tab/>ELI format .", tag, data_offset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"{</text:span><text:span text:style-name="T18">0</text:span><text:span text:style-name="T20">} Debug! The data ofset size [{data_offset}] matches <text:tab/><text:tab/><text:tab/>the ELI format .", tag);</text:span></text:p>
      <text:p text:style-name="P1"><text:s text:c="16"/>num_proc_bytes_first_stream += portion_len;</text:p>
      <text:p text:style-name="P1"><text:s text:c="16"/>//---------------------------------------------</text:p>
      <text:p text:style-name="P1"><text:s text:c="16"/>int reserved = binReader_first.ReadInt32(); <text:s/>// reserved</text:p>
      <text:p text:style-name="P1"><text:s text:c="16"/>//-------------- ------------------------------</text:p>
      <text:p text:style-name="P1"><text:s text:c="16"/>// width and height of the image in pixels (512 bytes in this job)</text:p>
      <text:p text:style-name="P1"><text:s text:c="16"/>int sizeX = binReader_first.ReadInt32();</text:p>
      <text:p text:style-name="P1"><text:s text:c="16"/>if (sizeX != fileFormatELI.SizeX)</text:p>
      <text:p text:style-name="P1"><text:s text:c="16"/>{</text:p>
      <text:p text:style-name="P1"><text:s text:c="20"/>// does not match the width of the image in pixels </text:p>
      <text:p text:style-name="P1"><text:s text:c="20"/>res = (int)CheckErrorFormatELI.ERROR_OTHER;</text:p>
      <text:p text:style-name="P1"><text:s text:c="20"/>Console.WriteLine("\n {0} Error! Does not match the width of the image <text:tab/><text:tab/><text:tab/><text:tab/>in pixels [{1}] .", tag, sizeX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"{tag} Debug! The width of the image in pixels [{sizeX}] <text:tab/><text:tab/><text:tab/> matches the ELI format .", <text:span text:style-name="T22">tag</text:span>);</text:p>
      <text:p text:style-name="P1"><text:s text:c="16"/>num_proc_bytes_first_stream += portion_len;</text:p>
      <text:p text:style-name="P1"><text:s text:c="16"/>//---------------------------------------------</text:p>
      <text:p text:style-name="P1"><text:s text:c="16"/>// image height in pixels (512 bytes in this job)</text:p>
      <text:p text:style-name="P1"><text:soft-page-break/><text:s text:c="16"/>int sizeY = binReader_first.ReadInt32();</text:p>
      <text:p text:style-name="P1"><text:s text:c="16"/>if (sizeY != fileFormatELI.SizeY)</text:p>
      <text:p text:style-name="P1"><text:s text:c="16"/>{</text:p>
      <text:p text:style-name="P1"><text:s text:c="20"/>// does not match the height of the image in pixels </text:p>
      <text:p text:style-name="P1"><text:s text:c="20"/>res = (int)CheckErrorFormatELI.ERROR_OTHER;</text:p>
      <text:p text:style-name="P1"><text:s text:c="20"/>Console.WriteLine("\n {0} Error! Does not match the height of the <text:tab/><text:tab/><text:tab/><text:tab/>image in pixels [{1}] .", tag, sizeY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"\n {</text:span><text:span text:style-name="T18">0</text:span><text:span text:style-name="T20">} Debug! The height of the image in pixels <text:tab/><text:tab/><text:tab/><text:tab/>[{sizeY}] <text:s/>matches the ELI format .", </text:span><text:span text:style-name="T21">tag</text:span><text:span text:style-name="T20">);</text:span></text:p>
      <text:p text:style-name="P1"><text:s text:c="16"/>num_proc_bytes_first_stream += portion_len;</text:p>
      <text:p text:style-name="P1"><text:s text:c="16"/>//-------------------------------------------</text:p>
      <text:p text:style-name="P1"><text:s text:c="16"/>// Bits per pixel (color depth)</text:p>
      <text:p text:style-name="P1"><text:s text:c="16"/>int bit_count = binReader_first.ReadInt32();</text:p>
      <text:p text:style-name="P1"><text:s text:c="16"/>if (bit_count != fileFormatELI.BitCount)</text:p>
      <text:p text:style-name="P1"><text:s text:c="16"/>{</text:p>
      <text:p text:style-name="P1"><text:s text:c="20"/>// color depth of the image does not match </text:p>
      <text:p text:style-name="P1"><text:s text:c="20"/>res = (int)CheckErrorFormatELI.ERROR_OTHER; <text:s text:c="19"/></text:p>
      <text:p text:style-name="P1"><text:s text:c="20"/>Console.WriteLine("\n {0} Error! Does not match the bit count of the <text:tab/><text:tab/><text:tab/><text:tab/>image [{1}] .", tag, bit_count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"{<text:span text:style-name="T22">0</text:span>} Debug! The bit_count of the image <text:tab/><text:tab/><text:tab/><text:tab/><text:tab/>[{bit_count}] <text:s/>matches the ELI format .", <text:span text:style-name="T22">tag</text:span>);</text:p>
      <text:p text:style-name="P1"><text:s text:c="16"/>num_proc_bytes_first_stream += portion_len;</text:p>
      <text:p text:style-name="P1"><text:s text:c="16"/>//-------------------------------------------</text:p>
      <text:p text:style-name="P1"><text:s text:c="16"/>// Length of one image line in bytes</text:p>
      <text:p text:style-name="P1"><text:s text:c="16"/>int line_length = binReader_first.ReadInt32();</text:p>
      <text:p text:style-name="P1"><text:s text:c="16"/>if (line_length != fileFormatELI.LineLength)</text:p>
      <text:p text:style-name="P7"><text:span text:style-name="T20"><text:s text:c="20"/>Console.WriteLine("{</text:span><text:span text:style-name="T18">0</text:span><text:span text:style-name="T20">} Attention! An inaccuracy in the line_length <text:tab/><text:tab/><text:tab/><text:tab/>parameter was found in the ELI file [{line_length}] .", </text:span><text:span text:style-name="T21">tag</text:span><text:span text:style-name="T20">);</text:span></text:p>
      <text:p text:style-name="P1"><text:s text:c="16"/>else</text:p>
      <text:p text:style-name="P7"><text:span text:style-name="T20"><text:s text:c="20"/>Console.WriteLine("{</text:span><text:span text:style-name="T18">0</text:span><text:span text:style-name="T20">} Debug! The line_length of the image <text:tab/><text:tab/><text:tab/><text:tab/><text:tab/>[{line_length}] matches the ELI format .", </text:span><text:span text:style-name="T21">tag</text:span><text:span text:style-name="T20">);</text:span></text:p>
      <text:p text:style-name="P1"><text:s text:c="16"/><text:tab/>num_proc_bytes_first_stream += portion_len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res = (int)CheckErrorFormatELI.ERROR_OTHER;</text:p>
      <text:p text:style-name="P1"><text:s text:c="16"/>Console.WriteLine("\n {0} Error! {1} .", tag, e.Message);</text:p>
      <text:p text:style-name="P1"><text:s text:c="16"/>Console.ReadLine();</text:p>
      <text:p text:style-name="P1"><text:s text:c="12"/>}</text:p>
      <text:p text:style-name="P1"><text:s text:c="12"/></text:p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Provides the loading of header data and their validation </text:p>
      <text:p text:style-name="P1"><text:s text:c="8"/>/// for the second loaded ELI file, the header is written to the output file</text:p>
      <text:p text:style-name="P1"><text:s text:c="8"/>/// &lt;/summary&gt;</text:p>
      <text:p text:style-name="P1"><text:s text:c="8"/>/// &lt;returns&gt;&lt;/returns&gt;</text:p>
      <text:p text:style-name="P1"><text:s text:c="8"/>private int CheckSecondEliHider()</text:p>
      <text:p text:style-name="P1"><text:s text:c="8"/>{</text:p>
      <text:p text:style-name="P1"><text:s text:c="12"/>int res = (int)CheckErrorFormatELI.NONE;</text:p>
      <text:p text:style-name="P1"><text:s text:c="12"/>const string tag = "Class ImageWorker, Method: CheckSecondEliHider()"; <text:s text:c="11"/></text:p>
      <text:p text:style-name="P1"><text:soft-page-break/><text:s text:c="12"/>binReader_first.BaseStream.Position = 0;</text:p>
      <text:p text:style-name="P1"><text:s text:c="12"/>byte[] utf8SignStrBytes = new byte[portion_len];</text:p>
      <text:p text:style-name="P1"/>
      <text:p text:style-name="P1"><text:s text:c="12"/>try</text:p>
      <text:p text:style-name="P1"><text:s text:c="12"/>{</text:p>
      <text:p text:style-name="P1"><text:s text:c="16"/>// Signature verification</text:p>
      <text:p text:style-name="P1"><text:s text:c="16"/>// первые 4 байта ELI- файла</text:p>
      <text:p text:style-name="P1"><text:s text:c="16"/>for (int i = 0; i &lt; portion_len; i++)</text:p>
      <text:p text:style-name="P1"><text:s text:c="16"/>{</text:p>
      <text:p text:style-name="P1"><text:s text:c="20"/>utf8SignStrBytes[i] = binReader_second.ReadByte();</text:p>
      <text:p text:style-name="P1"><text:s text:c="20"/>num_proc_bytes_second_stream++;</text:p>
      <text:p text:style-name="P1"><text:s text:c="16"/>}</text:p>
      <text:p text:style-name="P1"/>
      <text:p text:style-name="P1"><text:s text:c="16"/>// convert the received utf-8 bytes of the string into Unicode format</text:p>
      <text:p text:style-name="P1"><text:s text:c="16"/>Encoding utf16 = Encoding.GetEncoding("UTF-16");</text:p>
      <text:p text:style-name="P1"><text:s text:c="16"/>byte[] inBuffFinale = Encoding.Convert(Encoding.GetEncoding("UTF-8"), <text:tab/><text:tab/><text:tab/>utf16, utf8SignStrBytes);</text:p>
      <text:p text:style-name="P1"><text:s text:c="16"/>string sign = utf16.GetString(inBuffFinale);</text:p>
      <text:p text:style-name="P1"/>
      <text:p text:style-name="P7"><text:span text:style-name="T20"><text:s text:c="16"/>Console.WriteLine($"\n {</text:span><text:span text:style-name="T18">0</text:span><text:span text:style-name="T20">} Debug! signаture = {sign} .", </text:span><text:span text:style-name="T21">tag</text:span><text:span text:style-name="T20">);</text:span></text:p>
      <text:p text:style-name="P1"/>
      <text:p text:style-name="P1"><text:s text:c="16"/>StringBuilder strRes = new StringBuilder();</text:p>
      <text:p text:style-name="P1"><text:s text:c="16"/>int count = 0;</text:p>
      <text:p text:style-name="P1"><text:s text:c="16"/>int len = 3;</text:p>
      <text:p text:style-name="P1"><text:s text:c="16"/>char simb = '\0';</text:p>
      <text:p text:style-name="P1"/>
      <text:p text:style-name="P1"><text:s text:c="16"/>while (count &lt; len)</text:p>
      <text:p text:style-name="P1"><text:s text:c="16"/>{</text:p>
      <text:p text:style-name="P1"><text:s text:c="20"/>simb = (sign.Trim()).ElementAt(count); <text:s text:c="19"/></text:p>
      <text:p text:style-name="P1"/>
      <text:p text:style-name="P1"><text:s text:c="20"/>if (simb != ' ')</text:p>
      <text:p text:style-name="P1"><text:s text:c="20"/>{</text:p>
      <text:p text:style-name="P1"><text:s text:c="24"/>strRes.Append(simb); <text:s text:c="23"/></text:p>
      <text:p text:style-name="P1"><text:s text:c="24"/>count++;</text:p>
      <text:p text:style-name="P1"><text:s text:c="20"/>}</text:p>
      <text:p text:style-name="P1"><text:s text:c="20"/>else</text:p>
      <text:p text:style-name="P1"><text:s text:c="24"/>break;</text:p>
      <text:p text:style-name="P1"><text:s text:c="16"/>}</text:p>
      <text:p text:style-name="P1"/>
      <text:p text:style-name="P1"><text:s text:c="16"/>string result_sign = strRes.ToString();</text:p>
      <text:p text:style-name="P1"/>
      <text:p text:style-name="P7"><text:span text:style-name="T20"><text:s text:c="16"/>//Console.WriteLin</text:span><text:span text:style-name="T21">e</text:span><text:span text:style-name="T20">("{</text:span><text:span text:style-name="T18">0</text:span><text:span text:style-name="T20">} Debug! signаture = {result_sign} .", </text:span><text:span text:style-name="T21">tag</text:span><text:span text:style-name="T20">);</text:span></text:p>
      <text:p text:style-name="P1"/>
      <text:p text:style-name="P1"><text:s text:c="16"/>if (!result_sign.Equals(fileFormatELI.Sign))</text:p>
      <text:p text:style-name="P1"><text:s text:c="16"/>{</text:p>
      <text:p text:style-name="P1"><text:s text:c="20"/>res = (int)CheckErrorFormatELI.ERROR_SIGNATURE_DOES_NOT_MATCH; <text:s text:c="19"/></text:p>
      <text:p text:style-name="P1"><text:s text:c="20"/>Console.WriteLine("{0} Error! res = <text:tab/><text:tab/><text:tab/><text:tab/><text:tab/><text:tab/><text:tab/><text:tab/>CheckErrorFormatELI.ERROR_SIGNATUR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1"/>
      <text:p text:style-name="P7"><text:span text:style-name="T20"><text:s text:c="16"/>Console.WriteLine("{</text:span><text:span text:style-name="T18">0</text:span><text:span text:style-name="T20">} Debug! The signature matches the ELI <text:tab/><text:tab/><text:tab/><text:tab/><text:tab/>format .", </text:span><text:span text:style-name="T21">tag</text:span><text:span text:style-name="T20">);</text:span></text:p>
      <text:p text:style-name="P1"><text:s text:c="16"/>//------------------------------------------</text:p>
      <text:p text:style-name="P1"><text:s text:c="16"/>//------------------------------------------</text:p>
      <text:p text:style-name="P1"><text:s text:c="16"/>// Header length in bytes</text:p>
      <text:p text:style-name="P1"><text:s text:c="16"/>int head_len = binReader_second.ReadInt32();</text:p>
      <text:p text:style-name="P1"><text:soft-page-break/><text:s text:c="16"/>if (head_len != fileFormatELI.HeadLen)</text:p>
      <text:p text:style-name="P1"><text:s text:c="16"/>{</text:p>
      <text:p text:style-name="P1"><text:s text:c="20"/>// the length of the header does not match the ELI format</text:p>
      <text:p text:style-name="P1"><text:s text:c="20"/>res = (int)CheckErrorFormatELI.ERROR_HEADER_SIZE_DOES_NOT_MATCH;</text:p>
      <text:p text:style-name="P1"><text:s text:c="20"/>Console.WriteLine("{0} Error! res = <text:tab/><text:tab/><text:tab/><text:tab/><text:tab/><text:tab/><text:tab/><text:tab/>CheckErrorFormatELI.ERROR_HEADER_SIZ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"{</text:span><text:span text:style-name="T18">0</text:span><text:span text:style-name="T20">} Debug! The header size [{head_len}] matches the <text:tab/><text:tab/><text:tab/>ELI format .", </text:span><text:span text:style-name="T21">tag</text:span><text:span text:style-name="T20">);</text:span></text:p>
      <text:p text:style-name="P1"><text:s text:c="16"/>num_proc_bytes_second_stream += portion_len;</text:p>
      <text:p text:style-name="P1"><text:s text:c="16"/>//------------------------</text:p>
      <text:p text:style-name="P1"><text:s text:c="16"/>// Offset to the image from the beginning of the file in bytes</text:p>
      <text:p text:style-name="P1"><text:s text:c="16"/>int data_offset = binReader_second.ReadInt32();</text:p>
      <text:p text:style-name="P1"><text:s text:c="16"/>if (data_offset != fileFormatELI.DataOffset)</text:p>
      <text:p text:style-name="P1"><text:s text:c="16"/>{</text:p>
      <text:p text:style-name="P1"><text:s text:c="20"/>// Offset to image does not match ELI format</text:p>
      <text:p text:style-name="P1"><text:s text:c="20"/>res = (int)CheckErrorFormatELI.ERROR_HEADER_SIZE_DOES_NOT_MATCH;</text:p>
      <text:p text:style-name="P1"><text:s text:c="20"/>Console.WriteLine("{0} Error! Offset to image [{1}] does not match <text:tab/><text:tab/><text:tab/><text:tab/>ELI format .", tag, data_offset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$"\n {tag} Debug! The data ofset size [{data_offset}] <text:tab/><text:tab/><text:tab/>matches the ELI format .");</text:p>
      <text:p text:style-name="P1"><text:s text:c="16"/>num_proc_bytes_second_stream += portion_len;</text:p>
      <text:p text:style-name="P1"><text:s text:c="16"/>//---------------------------------------------</text:p>
      <text:p text:style-name="P1"><text:s text:c="16"/>int reserved = binReader_second.ReadInt32(); <text:s/>// reserved</text:p>
      <text:p text:style-name="P1"><text:s text:c="16"/>//--------------------------------------------</text:p>
      <text:p text:style-name="P1"><text:s text:c="16"/>// width and height of the image in pixels (512 bytes in this job)</text:p>
      <text:p text:style-name="P1"><text:s text:c="16"/>int sizeX = binReader_second.ReadInt32();</text:p>
      <text:p text:style-name="P1"><text:s text:c="16"/>if (sizeX != fileFormatELI.SizeX)</text:p>
      <text:p text:style-name="P1"><text:s text:c="16"/>{</text:p>
      <text:p text:style-name="P1"><text:s text:c="20"/>// does not match the width of the image in pixels </text:p>
      <text:p text:style-name="P1"><text:s text:c="20"/>res = (int)CheckErrorFormatELI.ERROR_OTHER;</text:p>
      <text:p text:style-name="P1"><text:s text:c="20"/></text:p>
      <text:p text:style-name="P1"><text:s text:c="20"/>Console.WriteLine("\n {0} Error! Does not match the width of the image <text:tab/><text:tab/><text:tab/><text:tab/>in pixels [{1}] .", tag, sizeX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"{</text:span><text:span text:style-name="T18">0</text:span><text:span text:style-name="T20">} Debug! The width of the image in pixels <text:tab/><text:tab/><text:tab/><text:tab/>[{sizeX}] matches the ELI format .", </text:span><text:span text:style-name="T21">tag</text:span><text:span text:style-name="T20">);</text:span></text:p>
      <text:p text:style-name="P1"><text:s text:c="16"/>num_proc_bytes_second_stream += portion_len;</text:p>
      <text:p text:style-name="P1"><text:s text:c="16"/>//---------------------------------------------</text:p>
      <text:p text:style-name="P1"><text:s text:c="16"/>// image height in pixels (512 bytes in this job)</text:p>
      <text:p text:style-name="P1"><text:s text:c="16"/>int sizeY = binReader_second.ReadInt32();</text:p>
      <text:p text:style-name="P1"><text:s text:c="16"/>if (sizeY != fileFormatELI.SizeY)</text:p>
      <text:p text:style-name="P1"><text:s text:c="16"/>{</text:p>
      <text:p text:style-name="P1"><text:s text:c="20"/>// does not match the height of the image in pixels </text:p>
      <text:p text:style-name="P1"><text:s text:c="20"/>res = (int)CheckErrorFormatELI.ERROR_OTHER;</text:p>
      <text:p text:style-name="P1"><text:s text:c="20"/>Console.WriteLine("{0} Error! Does not match the height of the <text:tab/><text:tab/><text:tab/><text:tab/>image in pixels [{1}] .", tag, sizeY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oft-page-break/><text:s text:c="16"/>Console.WriteLine("{tag} Debug! The height of the image in pixels <text:tab/><text:tab/><text:tab/><text:tab/>[{sizeY}] <text:s/>matches the ELI format .", <text:span text:style-name="T22">tag</text:span>);</text:p>
      <text:p text:style-name="P1"><text:s text:c="16"/>num_proc_bytes_second_stream += portion_len;</text:p>
      <text:p text:style-name="P1"><text:s text:c="16"/>//-------------------------------------------</text:p>
      <text:p text:style-name="P1"><text:s text:c="16"/>// Bits per pixel (color depth)</text:p>
      <text:p text:style-name="P1"><text:s text:c="16"/>int bit_count = binReader_second.ReadInt32();</text:p>
      <text:p text:style-name="P1"><text:s text:c="16"/>if (bit_count != fileFormatELI.BitCount)</text:p>
      <text:p text:style-name="P1"><text:s text:c="16"/>{</text:p>
      <text:p text:style-name="P1"><text:s text:c="20"/>// color depth of the image does not match </text:p>
      <text:p text:style-name="P1"><text:s text:c="20"/>res = (int)CheckErrorFormatELI.ERROR_OTHER; <text:s text:c="19"/></text:p>
      <text:p text:style-name="P1"><text:s text:c="20"/>Console.WriteLine("\n {0} Error! Does not match the bit count of the <text:tab/><text:tab/><text:tab/><text:tab/>image [{1}] .", tag, bit_count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20"><text:s text:c="16"/>Console.WriteLine("{</text:span><text:span text:style-name="T18">0</text:span><text:span text:style-name="T20">} Debug! The bit_count of the image [{bit_count}] <text:tab/><text:tab/><text:tab/>matches the ELI format .", </text:span><text:span text:style-name="T21">tag</text:span><text:span text:style-name="T20">);</text:span></text:p>
      <text:p text:style-name="P1"><text:s text:c="16"/>num_proc_bytes_second_stream += portion_len;</text:p>
      <text:p text:style-name="P1"><text:s text:c="16"/>//-------------------------------------------</text:p>
      <text:p text:style-name="P1"><text:s text:c="16"/>// Length of one image line in bytes</text:p>
      <text:p text:style-name="P1"><text:s text:c="16"/>int line_length = binReader_second.ReadInt32();</text:p>
      <text:p text:style-name="P1"><text:s text:c="16"/>if (line_length != fileFormatELI.LineLength)</text:p>
      <text:p text:style-name="P7"><text:span text:style-name="T20"><text:s text:c="20"/>Console.WriteLine("{</text:span><text:span text:style-name="T18">0</text:span><text:span text:style-name="T20">} Attention! An inaccuracy in the line_length <text:tab/><text:tab/><text:tab/><text:tab/>parameter was found in the ELI file [{line_length}] .", </text:span><text:span text:style-name="T21">tag</text:span><text:span text:style-name="T20">);</text:span></text:p>
      <text:p text:style-name="P1"><text:s text:c="16"/>else</text:p>
      <text:p text:style-name="P7"><text:span text:style-name="T20"><text:s text:c="20"/>Console.WriteLine("{</text:span><text:span text:style-name="T18">0</text:span><text:span text:style-name="T20">} Debug! The line_length of the image <text:tab/><text:tab/><text:tab/><text:tab/><text:tab/>[{line_length}] matches the ELI format .", </text:span><text:span text:style-name="T21">tag</text:span><text:span text:style-name="T20">);</text:span></text:p>
      <text:p text:style-name="P1"><text:s text:c="16"/>num_proc_bytes_second_stream += portion_len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res = (int)CheckErrorFormatELI.ERROR_OTHER; <text:s text:c="15"/></text:p>
      <text:p text:style-name="P1"><text:s text:c="16"/>Console.WriteLine("\n {0} Error! {1} .", tag, e.Message);</text:p>
      <text:p text:style-name="P1"><text:s text:c="16"/>Console.ReadLine();</text:p>
      <text:p text:style-name="P1"><text:s text:c="12"/>}</text:p>
      <text:p text:style-name="P1"/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Performs the required high-speed image processing</text:p>
      <text:p text:style-name="P1"><text:s text:c="8"/>/// &lt;/summary&gt;</text:p>
      <text:p text:style-name="P1"><text:s text:c="8"/>public void ImageProc()</text:p>
      <text:p text:style-name="P1"><text:s text:c="8"/>{</text:p>
      <text:p text:style-name="P1"><text:s text:c="12"/>string Tag = "Class ImageWorker, ImageProc Method: ";</text:p>
      <text:p text:style-name="P1"><text:s text:c="12"/>color16Elems.Clear();</text:p>
      <text:p text:style-name="P1"/>
      <text:p text:style-name="P1"><text:s text:c="12"/>// let's go to the beginning of the images</text:p>
      <text:p text:style-name="P1"><text:s text:c="12"/>binReader_first.BaseStream.Position = 512;</text:p>
      <text:p text:style-name="P1"><text:s text:c="12"/>binReader_second.BaseStream.Position = 512;</text:p>
      <text:p text:style-name="P1"/>
      <text:p text:style-name="P1"><text:s text:c="12"/>// perform parallel high-speed image processing</text:p>
      <text:p text:style-name="P1"><text:s text:c="12"/>// using all processor cores</text:p>
      <text:p text:style-name="P7"><text:span text:style-name="T20"><text:s text:c="12"/>Console.WriteLine("{</text:span><text:span text:style-name="T18">0</text:span><text:span text:style-name="T20">} Debug: Fast image processing starts…", </text:span><text:span text:style-name="T21">Tag</text:span><text:span text:style-name="T20">);</text:span></text:p>
      <text:p text:style-name="P1"/>
      <text:p text:style-name="P1"><text:s text:c="12"/>try</text:p>
      <text:p text:style-name="P1"><text:s text:c="12"/>{</text:p>
      <text:p text:style-name="P1"><text:s text:c="16"/>Parallel.For(0, fileFormatELI.SizeY, LineProc);</text:p>
      <text:p text:style-name="P1"><text:soft-page-break/><text:s text:c="12"/>}</text:p>
      <text:p text:style-name="P1"><text:s text:c="12"/>catch(Exception e)</text:p>
      <text:p text:style-name="P1"><text:s text:c="12"/>{</text:p>
      <text:p text:style-name="P7"><text:span text:style-name="T20"><text:s text:c="16"/>Console.WriteLine("{</text:span><text:span text:style-name="T18">0</text:span><text:span text:style-name="T20">} Error: {e.Message}…", </text:span><text:span text:style-name="T21">Tag, e.Message</text:span><text:span text:style-name="T20">);</text:span></text:p>
      <text:p text:style-name="P1"><text:s text:c="12"/>}</text:p>
      <text:p text:style-name="P1"/>
      <text:p text:style-name="P7"><text:span text:style-name="T20"><text:s text:c="12"/>Console.WriteLine("{</text:span><text:span text:style-name="T18">0</text:span><text:span text:style-name="T20">} Debug: high-speed image processing completed!", </text:span><text:span text:style-name="T21">Tag</text:span><text:span text:style-name="T20">);</text:span></text:p>
      <text:p text:style-name="P1"><text:s text:c="8"/>}</text:p>
      <text:p text:style-name="P1"/>
      <text:p text:style-name="P1"><text:s text:c="8"/>private void LineProc(int y)</text:p>
      <text:p text:style-name="P1"><text:s text:c="8"/>{</text:p>
      <text:p text:style-name="P1"><text:s text:c="12"/>string Tag = "Class ImageWorker, LineProc Method: ";</text:p>
      <text:p text:style-name="P1"/>
      <text:p text:style-name="P1"><text:s text:c="12"/>ushort inputColor1 = 255;</text:p>
      <text:p text:style-name="P1"><text:s text:c="12"/>ushort inputColor2 = 255; <text:s text:c="21"/></text:p>
      <text:p text:style-name="P1"/>
      <text:p text:style-name="P1"><text:s text:c="12"/>int index = -1;</text:p>
      <text:p text:style-name="P1"/>
      <text:p text:style-name="P1"><text:s text:c="12"/>for (int x = 0; x &lt; fileFormatELI.SizeX; ++x)</text:p>
      <text:p text:style-name="P1"><text:s text:c="12"/>{</text:p>
      <text:p text:style-name="P1"><text:s text:c="16"/>try</text:p>
      <text:p text:style-name="P1"><text:s text:c="16"/>{</text:p>
      <text:p text:style-name="P1"><text:s text:c="20"/>index = fileFormatELI.SizeX * y + x; <text:s text:c="19"/></text:p>
      <text:p text:style-name="P1"><text:s text:c="20"/>inputColor1 = first_image_array[index];</text:p>
      <text:p text:style-name="P1"><text:s text:c="20"/>inputColor2 = second_image_array[index]; <text:s text:c="8"/></text:p>
      <text:p text:style-name="P1"><text:s text:c="16"/>}</text:p>
      <text:p text:style-name="P1"><text:s text:c="16"/>catch(Exception e)</text:p>
      <text:p text:style-name="P1"><text:s text:c="16"/>{</text:p>
      <text:p text:style-name="P7"><text:span text:style-name="T20"><text:s text:c="20"/>Console.WriteLine("\n {</text:span><text:span text:style-name="T18">0</text:span><text:span text:style-name="T20">} Error: {</text:span><text:span text:style-name="T18">1</text:span><text:span text:style-name="T20">}…", </text:span><text:span text:style-name="T21">Tag, e.Message</text:span><text:span text:style-name="T20">);</text:span></text:p>
      <text:p text:style-name="P7"><text:span text:style-name="T20"><text:s text:c="20"/>Console.WriteLine("\n {</text:span><text:span text:style-name="T18">0</text:span><text:span text:style-name="T20">} Error: x = {x}, y = {y} .", </text:span><text:span text:style-name="T21">Tag</text:span><text:span text:style-name="T20">); <text:s text:c="13"/></text:span></text:p>
      <text:p text:style-name="P1"><text:s text:c="16"/>}</text:p>
      <text:p text:style-name="P1"><text:s text:c="16"/>finally</text:p>
      <text:p text:style-name="P1"><text:s text:c="16"/>{ <text:s text:c="19"/></text:p>
      <text:p text:style-name="P1"><text:s text:c="20"/>try</text:p>
      <text:p text:style-name="P1"><text:s text:c="20"/>{</text:p>
      <text:p text:style-name="P1"><text:s text:c="24"/>if ((inputColor1 != 255) &amp;&amp; (inputColor2 != 255))</text:p>
      <text:p text:style-name="P1"><text:s text:c="24"/>{</text:p>
      <text:p text:style-name="P1"><text:s text:c="28"/>Color16Element color16 = new Color16Element(inputColor1, <text:tab/><text:tab/><text:tab/><text:tab/><text:tab/><text:tab/>inputColor2, x, y);</text:p>
      <text:p text:style-name="P1"><text:s text:c="28"/>color16Elems.Add(color16);</text:p>
      <text:p text:style-name="P1"/>
      <text:p text:style-name="P1"><text:s text:c="28"/>// Console.WriteLine("{Tag} inputColor1 = {inputColor1}, x = <text:tab/><text:tab/><text:tab/><text:tab/> <text:s/>//<text:tab/>{x}, y = {y} .", <text:span text:style-name="T22">Tag</text:span>);</text:p>
      <text:p text:style-name="P1"><text:s text:c="28"/>// Console.WriteLine("{Tag} inputColor2 = {inputColor2}, x = <text:tab/><text:tab/><text:tab/><text:tab/> <text:s/>//<text:tab/>{x}, y = {y} <text:s/>.", <text:span text:style-name="T22">Tag</text:span>);</text:p>
      <text:p text:style-name="P1"><text:s text:c="24"/>}</text:p>
      <text:p text:style-name="P1"><text:s text:c="24"/>else </text:p>
      <text:p text:style-name="P1"><text:s text:c="24"/>{</text:p>
      <text:p text:style-name="P7"><text:span text:style-name="T20"><text:s text:c="28"/>Console.WriteLine("{</text:span><text:span text:style-name="T18">0</text:span><text:span text:style-name="T20">} Error2: we create the color <text:tab/><text:tab/><text:tab/><text:tab/><text:tab/><text:tab/>ourselves…", </text:span><text:span text:style-name="T21">Tag</text:span><text:span text:style-name="T20">);</text:span></text:p>
      <text:p text:style-name="P1"/>
      <text:p text:style-name="P1"><text:s text:c="28"/>// write in light colors</text:p>
      <text:p text:style-name="P1"><text:s text:c="28"/>byte r = 31;</text:p>
      <text:p text:style-name="P1"><text:s text:c="28"/>byte g = 63;</text:p>
      <text:p text:style-name="P1"><text:s text:c="28"/>byte b = 31;</text:p>
      <text:p text:style-name="P1"/>
      <text:p text:style-name="P1"><text:s text:c="28"/>inputColor1 = (ushort)((r &lt;&lt; 11) | (g &lt;&lt; 5) | b);</text:p>
      <text:p text:style-name="P1"><text:s text:c="28"/>inputColor2 = (ushort)((r &lt;&lt; 11) | (g &lt;&lt; 5) | b);</text:p>
      <text:p text:style-name="P1"><text:soft-page-break/><text:s text:c="24"/>}</text:p>
      <text:p text:style-name="P1"><text:s text:c="20"/>}</text:p>
      <text:p text:style-name="P1"><text:s text:c="20"/>catch (Exception e)</text:p>
      <text:p text:style-name="P1"><text:s text:c="20"/>{</text:p>
      <text:p text:style-name="P7"><text:span text:style-name="T20"><text:s text:c="24"/>Console.WriteLine("{</text:span><text:span text:style-name="T18">0</text:span><text:span text:style-name="T20">} Error2: {e.Message}…", </text:span><text:span text:style-name="T21">Tag</text:span><text:span text:style-name="T20">);</text:span></text:p>
      <text:p text:style-name="P1"><text:s text:c="20"/>}</text:p>
      <text:p text:style-name="P1"><text:s text:c="16"/>} <text:s text:c="9"/></text:p>
      <text:p text:style-name="P1"><text:s text:c="12"/>}</text:p>
      <text:p text:style-name="P1"><text:s text:c="8"/>}</text:p>
      <text:p text:style-name="P1"/>
      <text:p text:style-name="P1"><text:s text:c="8"/>/// &lt;summary&gt;</text:p>
      <text:p text:style-name="P1"><text:s text:c="8"/>/// saves the processed image in ELI format</text:p>
      <text:p text:style-name="P1"><text:s text:c="8"/>/// &lt;/summary&gt;</text:p>
      <text:p text:style-name="P1"><text:s text:c="8"/>public void SaveImage()</text:p>
      <text:p text:style-name="P1"><text:s text:c="8"/>{</text:p>
      <text:p text:style-name="P1"><text:s text:c="12"/>string Tag = "Class ImageWorker, SaveImage method: ";</text:p>
      <text:p text:style-name="P1"/>
      <text:p text:style-name="P1"><text:s text:c="12"/>// counter of bytes written to the output file</text:p>
      <text:p text:style-name="P1"><text:s text:c="12"/>int num_proc_bytes_out_stream = 0;</text:p>
      <text:p text:style-name="P1"/>
      <text:p text:style-name="P1"><text:s text:c="12"/>// We save the result in ELI format</text:p>
      <text:p text:style-name="P1"><text:s text:c="12"/>File.Delete(nameResultFile);</text:p>
      <text:p text:style-name="P1"><text:s text:c="12"/>//----------------------</text:p>
      <text:p text:style-name="P1"><text:s text:c="12"/>stream_result = new FileStream(nameResultFile, FileMode.Create, <text:tab/><text:tab/><text:tab/><text:tab/><text:tab/>FileAccess.Write);</text:p>
      <text:p text:style-name="P1"/>
      <text:p text:style-name="P1"><text:s text:c="12"/>// Convert a unicode sign string to UTF-8 format <text:s text:c="6"/></text:p>
      <text:p text:style-name="P1"><text:s text:c="12"/>UnicodeEncoding streamEncoding = new UnicodeEncoding();</text:p>
      <text:p text:style-name="P1"/>
      <text:p text:style-name="P1"><text:s text:c="12"/>byte[] signStrBuffer = streamEncoding.GetBytes(fileFormatELI.Sign);</text:p>
      <text:p text:style-name="P1"/>
      <text:p text:style-name="P1"><text:s text:c="12"/>Encoding utf8 = Encoding.GetEncoding("UTF-8");</text:p>
      <text:p text:style-name="P1"/>
      <text:p text:style-name="P1"><text:s text:c="12"/>byte[] utf8SignStrBytes = Encoding.Convert(</text:p>
      <text:p text:style-name="P1"><text:s text:c="24"/>Encoding.GetEncoding("UTF-16"), utf8, signStrBuffer);</text:p>
      <text:p text:style-name="P1"/>
      <text:p text:style-name="P1"><text:s text:c="12"/>byte empty = 0;</text:p>
      <text:p text:style-name="P1"/>
      <text:p text:style-name="P1"><text:s text:c="12"/>// Writing binary data</text:p>
      <text:p text:style-name="P1"><text:s text:c="12"/>binWritRes = new BinaryWriter(stream_result);</text:p>
      <text:p text:style-name="P1"/>
      <text:p text:style-name="P1"><text:s text:c="12"/>binWritRes.Write(utf8SignStrBytes);</text:p>
      <text:p text:style-name="P1"><text:s text:c="12"/>binWritRes.Write(empty);</text:p>
      <text:p text:style-name="P1"><text:s text:c="12"/>num_proc_bytes_out_stream = portion_len;</text:p>
      <text:p text:style-name="P1"/>
      <text:p text:style-name="P1"><text:s text:c="12"/>binWritRes.Write(fileFormatELI.HeadLen);</text:p>
      <text:p text:style-name="P1"><text:s text:c="12"/>num_proc_bytes_out_stream += portion_len;</text:p>
      <text:p text:style-name="P1"/>
      <text:p text:style-name="P1"><text:s text:c="12"/>binWritRes.Write(fileFormatELI.DataOffset);</text:p>
      <text:p text:style-name="P1"><text:s text:c="12"/>num_proc_bytes_out_stream += portion_len;</text:p>
      <text:p text:style-name="P1"/>
      <text:p text:style-name="P1"><text:s text:c="12"/>binWritRes.Write(fileFormatELI.Reserved);</text:p>
      <text:p text:style-name="P1"><text:s text:c="12"/>num_proc_bytes_out_stream += portion_len;</text:p>
      <text:p text:style-name="P1"/>
      <text:p text:style-name="P1"><text:s text:c="12"/>binWritRes.Write(fileFormatELI.SizeX);</text:p>
      <text:p text:style-name="P1"><text:s text:c="12"/>num_proc_bytes_out_stream += portion_len;</text:p>
      <text:p text:style-name="P1"/>
      <text:p text:style-name="P1"><text:s text:c="12"/>binWritRes.Write(fileFormatELI.SizeY);</text:p>
      <text:p text:style-name="P1"><text:soft-page-break/><text:s text:c="12"/>num_proc_bytes_out_stream += portion_len;</text:p>
      <text:p text:style-name="P1"/>
      <text:p text:style-name="P1"><text:s text:c="12"/>binWritRes.Write(fileFormatELI.BitCount);</text:p>
      <text:p text:style-name="P1"><text:s text:c="12"/>num_proc_bytes_out_stream += portion_len;</text:p>
      <text:p text:style-name="P1"/>
      <text:p text:style-name="P1"><text:s text:c="12"/>binWritRes.Write(fileFormatELI.LineLength);</text:p>
      <text:p text:style-name="P1"><text:s text:c="12"/>num_proc_bytes_out_stream += portion_len;</text:p>
      <text:p text:style-name="P1"/>
      <text:p text:style-name="P1"><text:s text:c="12"/>byte[] reserv_null_arraj = new byte[478];</text:p>
      <text:p text:style-name="P1"/>
      <text:p text:style-name="P1"><text:s text:c="12"/>binWritRes.Write(reserv_null_arraj);</text:p>
      <text:p text:style-name="P1"><text:s text:c="12"/>num_proc_bytes_out_stream += 478;</text:p>
      <text:p text:style-name="P1"/>
      <text:p text:style-name="P1"><text:s text:c="12"/>ushort outputColor = 0;</text:p>
      <text:p text:style-name="P1"><text:s text:c="12"/>//-----------------------------</text:p>
      <text:p text:style-name="P1"><text:s text:c="12"/>ushort inputColor1 = 255;</text:p>
      <text:p text:style-name="P1"><text:s text:c="12"/>ushort inputColor2 = 255;</text:p>
      <text:p text:style-name="P1"/>
      <text:p text:style-name="P1"><text:s text:c="12"/>ushort red_mask = 0xF800;</text:p>
      <text:p text:style-name="P1"><text:s text:c="12"/>ushort green_mask = 0x7E0;</text:p>
      <text:p text:style-name="P1"><text:s text:c="12"/>ushort blue_mask = 0x1F;</text:p>
      <text:p text:style-name="P1"/>
      <text:p text:style-name="P1"><text:s text:c="12"/>int r = 31;</text:p>
      <text:p text:style-name="P1"><text:s text:c="12"/>int g = 63;</text:p>
      <text:p text:style-name="P1"><text:s text:c="12"/>int b = 31;</text:p>
      <text:p text:style-name="P1"/>
      <text:p text:style-name="P1"><text:s text:c="12"/>foreach (Color16Element color16 in color16Elems)</text:p>
      <text:p text:style-name="P1"><text:s text:c="12"/>{</text:p>
      <text:p text:style-name="P1"><text:s text:c="16"/>if (color16 != null)</text:p>
      <text:p text:style-name="P1"><text:s text:c="20"/>outputColor = color16.OutputColor;</text:p>
      <text:p text:style-name="P1"><text:s text:c="16"/>else</text:p>
      <text:p text:style-name="P1"><text:s text:c="20"/>outputColor = (ushort)((r &lt;&lt; 11) | (g &lt;&lt; 5) | b); <text:s text:c="7"/></text:p>
      <text:p text:style-name="P1"><text:s text:c="13"/></text:p>
      <text:p text:style-name="P1"><text:s text:c="16"/>binWritRes.Write(outputColor);</text:p>
      <text:p text:style-name="P1"><text:s text:c="16"/>num_proc_bytes_out_stream += 2;</text:p>
      <text:p text:style-name="P1"><text:s text:c="12"/>}</text:p>
      <text:p text:style-name="P1"/>
      <text:p text:style-name="P1"><text:s text:c="12"/>//--------------------------</text:p>
      <text:p text:style-name="P1"><text:s text:c="12"/>// align to sizeу</text:p>
      <text:p text:style-name="P1"><text:s text:c="12"/>long temp = fileFormatELI.SizeX * fileFormatELI.SizeY;</text:p>
      <text:p text:style-name="P7"><text:span text:style-name="T20"><text:s text:c="12"/>Console.WriteLine("{</text:span><text:span text:style-name="T18">0</text:span><text:span text:style-name="T20">} long temp = {temp}…", </text:span><text:span text:style-name="T21">Tag</text:span><text:span text:style-name="T20">);</text:span></text:p>
      <text:p text:style-name="P1"/>
      <text:p text:style-name="P1"><text:s text:c="12"/>// int num_proc_bytes_out_stream</text:p>
      <text:p text:style-name="P1"><text:s text:c="12"/>long count = temp * 2 + fileFormatELI.DataOffset;</text:p>
      <text:p text:style-name="P7"><text:span text:style-name="T20"><text:s text:c="12"/>Console.WriteLine("{</text:span><text:span text:style-name="T18">0</text:span><text:span text:style-name="T20">} long temp = {count}…", </text:span><text:span text:style-name="T21">Tag</text:span><text:span text:style-name="T20">);</text:span></text:p>
      <text:p text:style-name="P1"/>
      <text:p text:style-name="P1"><text:s text:c="12"/>int def = (int)(count) - num_proc_bytes_out_stream;</text:p>
      <text:p text:style-name="P1"><text:s text:c="12"/>Console.WriteLine("{<text:span text:style-name="T22">0</text:span>} long temp = {count}…", <text:span text:style-name="T22">Tag</text:span>);</text:p>
      <text:p text:style-name="P1"/>
      <text:p text:style-name="P1"><text:s text:c="12"/>if (def &gt; 0)</text:p>
      <text:p text:style-name="P1"><text:s text:c="12"/>{</text:p>
      <text:p text:style-name="P1"><text:s text:c="16"/>def = def / 2;</text:p>
      <text:p text:style-name="P1"/>
      <text:p text:style-name="P1"><text:s text:c="16"/>for (int i=0; i &lt; def; i++)</text:p>
      <text:p text:style-name="P1"><text:s text:c="16"/>{</text:p>
      <text:p text:style-name="P1"><text:s text:c="20"/>outputColor = (ushort)((r &lt;&lt; 11) | (g &lt;&lt; 5) | b);</text:p>
      <text:p text:style-name="P1"><text:s text:c="20"/>binWritRes.Write(outputColor);</text:p>
      <text:p text:style-name="P1"><text:s text:c="16"/>}</text:p>
      <text:p text:style-name="P1"><text:soft-page-break/><text:s text:c="12"/>}</text:p>
      <text:p text:style-name="P1"/>
      <text:p text:style-name="P1"><text:s text:c="12"/>//---------------------------</text:p>
      <text:p text:style-name="P1"><text:s text:c="12"/>// We close everything</text:p>
      <text:p text:style-name="P1"><text:s text:c="12"/>binWritRes.Close();</text:p>
      <text:p text:style-name="P1"><text:s text:c="12"/>stream_result.Close(); <text:s text:c="11"/></text:p>
      <text:p text:style-name="P1"><text:s text:c="8"/>}</text:p>
      <text:p text:style-name="P1"><text:s text:c="4"/>}</text:p>
      <text:p text:style-name="P1">}</text:p>
      <text:p text:style-name="P1"/>
      <text:p text:style-name="P1">//------------------------<text:span text:style-name="T19">----------------------------</text:span></text:p>
      <text:p text:style-name="P1">// <text:span text:style-name="T22">ELIFormat.cs</text:span></text:p>
      <text:p text:style-name="P1"/>
      <text:p text:style-name="P1">using EliWorker.Interfaces;</text:p>
      <text:p text:style-name="P1"/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Defines the header fields of the current version of the ELI format</text:p>
      <text:p text:style-name="P1"><text:s text:c="4"/>/// contains default values</text:p>
      <text:p text:style-name="P1"><text:s text:c="4"/>/// author: Roman Ermakov</text:p>
      <text:p text:style-name="P1"><text:s text:c="4"/>/// e-mail: romul1508@gmail.com</text:p>
      <text:p text:style-name="P1"><text:s text:c="4"/>/// sinc 06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ELIFormat: IELIFormat</text:p>
      <text:p text:style-name="P1"><text:s text:c="4"/>{</text:p>
      <text:p text:style-name="P1"><text:s text:c="8"/>private int countFieldHider = 8; <text:s text:c="7"/>// Number of header fields</text:p>
      <text:p text:style-name="P1"><text:s text:c="8"/>private string sign = "ELI"; <text:s text:c="11"/>// Signature</text:p>
      <text:p text:style-name="P1"><text:s text:c="8"/>private int head_len = 32; <text:s text:c="13"/>// Header length in bytes</text:p>
      <text:p text:style-name="P1"><text:s text:c="8"/>private int data_offset = 512; <text:s text:c="9"/>// Offset to the image from the beginning <text:tab/><text:tab/><text:tab/><text:tab/><text:tab/><text:tab/><text:tab/> <text:s/>// of the file in bytes</text:p>
      <text:p text:style-name="P1"><text:s text:c="8"/>private int reserved = 0; <text:s text:c="14"/>// Reserved field</text:p>
      <text:p text:style-name="P1"><text:s text:c="8"/>private int sizeX = 512; <text:s text:c="15"/>// image width in pixels</text:p>
      <text:p text:style-name="P1"><text:s text:c="8"/>private int sizeY = 512; <text:s text:c="15"/>// image height in pixels</text:p>
      <text:p text:style-name="P1"><text:s text:c="8"/>private int bit_count = 16; <text:s text:c="12"/>// Bits per pixel</text:p>
      <text:p text:style-name="P1"><text:s text:c="8"/>private int line_length = 1024; <text:s text:c="8"/>// Length of one image line in bytes</text:p>
      <text:p text:style-name="P1"/>
      <text:p text:style-name="P1"><text:s text:c="8"/>/// &lt;summary&gt;</text:p>
      <text:p text:style-name="P1"><text:s text:c="8"/>/// Number of header fields</text:p>
      <text:p text:style-name="P1"><text:s text:c="8"/>/// &lt;/summary&gt;</text:p>
      <text:p text:style-name="P1"><text:s text:c="8"/>public int CountFieldHider</text:p>
      <text:p text:style-name="P1"><text:s text:c="8"/>{</text:p>
      <text:p text:style-name="P1"><text:s text:c="12"/>get { return countFieldHider; }</text:p>
      <text:p text:style-name="P1"><text:s text:c="12"/>set { countFieldHider = value; }</text:p>
      <text:p text:style-name="P1"><text:s text:c="8"/>}</text:p>
      <text:p text:style-name="P1"/>
      <text:p text:style-name="P1"><text:s text:c="8"/>/// &lt;summary&gt;</text:p>
      <text:p text:style-name="P1"><text:s text:c="8"/>/// Signature associated with a specific ELI-Format</text:p>
      <text:p text:style-name="P1"><text:s text:c="8"/>/// &lt;/summary&gt;</text:p>
      <text:p text:style-name="P1"><text:s text:c="8"/>public string Sign { </text:p>
      <text:p text:style-name="P1"><text:s text:c="12"/>get { return sign; } </text:p>
      <text:p text:style-name="P1"><text:s text:c="12"/>set { sign = value; }</text:p>
      <text:p text:style-name="P1"><text:s text:c="8"/>}</text:p>
      <text:p text:style-name="P1"/>
      <text:p text:style-name="P1"><text:soft-page-break/><text:s text:c="8"/>/// &lt;summary&gt;</text:p>
      <text:p text:style-name="P1"><text:s text:c="8"/>/// Header length in bytes</text:p>
      <text:p text:style-name="P1"><text:s text:c="8"/>/// &lt;/summary&gt;</text:p>
      <text:p text:style-name="P1"><text:s text:c="8"/>public int HeadLen</text:p>
      <text:p text:style-name="P1"><text:s text:c="8"/>{</text:p>
      <text:p text:style-name="P1"><text:s text:c="12"/>get { return head_len; }</text:p>
      <text:p text:style-name="P1"><text:s text:c="12"/>set { countFieldHider = value; }</text:p>
      <text:p text:style-name="P1"><text:s text:c="8"/>}</text:p>
      <text:p text:style-name="P1"/>
      <text:p text:style-name="P1"><text:s text:c="8"/>/// &lt;summary&gt;</text:p>
      <text:p text:style-name="P1"><text:s text:c="8"/>/// Offset to the image from the beginning of the file in bytes</text:p>
      <text:p text:style-name="P1"><text:s text:c="8"/>/// &lt;/summary&gt;</text:p>
      <text:p text:style-name="P1"><text:s text:c="8"/>public int DataOffset</text:p>
      <text:p text:style-name="P1"><text:s text:c="8"/>{</text:p>
      <text:p text:style-name="P1"><text:s text:c="12"/>get { return data_offset; }</text:p>
      <text:p text:style-name="P1"><text:s text:c="12"/>set { data_offset = value; }</text:p>
      <text:p text:style-name="P1"><text:s text:c="8"/>}</text:p>
      <text:p text:style-name="P1"/>
      <text:p text:style-name="P1"><text:s text:c="8"/></text:p>
      <text:p text:style-name="P1"><text:tab/> /// &lt;summary&gt;</text:p>
      <text:p text:style-name="P1"><text:s text:c="8"/>/// Reserved field</text:p>
      <text:p text:style-name="P1"><text:s text:c="8"/>/// &lt;/summary&gt;</text:p>
      <text:p text:style-name="P1"><text:s text:c="8"/>public int Reserved</text:p>
      <text:p text:style-name="P1"><text:s text:c="8"/>{</text:p>
      <text:p text:style-name="P1"><text:s text:c="12"/>get { return reserved; }</text:p>
      <text:p text:style-name="P1"><text:s text:c="12"/>set { reserved = value; }</text:p>
      <text:p text:style-name="P1"><text:s text:c="8"/>}</text:p>
      <text:p text:style-name="P1"/>
      <text:p text:style-name="P1"><text:s text:c="8"/>/// &lt;summary&gt;</text:p>
      <text:p text:style-name="P1"><text:s text:c="8"/>/// Image width in pixels</text:p>
      <text:p text:style-name="P1"><text:s text:c="8"/>/// &lt;/summary&gt;</text:p>
      <text:p text:style-name="P1"><text:s text:c="8"/>public int SizeX</text:p>
      <text:p text:style-name="P1"><text:s text:c="8"/>{</text:p>
      <text:p text:style-name="P1"><text:s text:c="12"/>get { return sizeX; }</text:p>
      <text:p text:style-name="P1"><text:s text:c="12"/>set { sizeX = value; }</text:p>
      <text:p text:style-name="P1"><text:s text:c="8"/>}</text:p>
      <text:p text:style-name="P1"/>
      <text:p text:style-name="P1"><text:s text:c="8"/>/// &lt;summary&gt;</text:p>
      <text:p text:style-name="P1"><text:s text:c="8"/>/// image height in pixels</text:p>
      <text:p text:style-name="P1"><text:s text:c="8"/>/// &lt;/summary&gt;</text:p>
      <text:p text:style-name="P1"><text:s text:c="8"/>public int SizeY</text:p>
      <text:p text:style-name="P1"><text:s text:c="8"/>{</text:p>
      <text:p text:style-name="P1"><text:s text:c="12"/>get { return sizeY; }</text:p>
      <text:p text:style-name="P1"><text:s text:c="12"/>set { sizeY = value; }</text:p>
      <text:p text:style-name="P1"><text:s text:c="8"/>}</text:p>
      <text:p text:style-name="P1"/>
      <text:p text:style-name="P1"><text:s text:c="8"/>/// &lt;summary&gt;</text:p>
      <text:p text:style-name="P1"><text:s text:c="8"/>/// Bits per pixel</text:p>
      <text:p text:style-name="P1"><text:s text:c="8"/>/// &lt;/summary&gt;</text:p>
      <text:p text:style-name="P1"><text:s text:c="8"/>public int BitCount</text:p>
      <text:p text:style-name="P1"><text:s text:c="8"/>{</text:p>
      <text:p text:style-name="P1"><text:s text:c="12"/>get { return bit_count; }</text:p>
      <text:p text:style-name="P1"><text:s text:c="12"/>set { bit_count = value; }</text:p>
      <text:p text:style-name="P1"><text:s text:c="8"/>}</text:p>
      <text:p text:style-name="P1"/>
      <text:p text:style-name="P1"><text:s text:c="8"/>/// &lt;summary&gt;</text:p>
      <text:p text:style-name="P1"><text:s text:c="8"/>/// Length of one image line in bytes</text:p>
      <text:p text:style-name="P1"><text:s text:c="8"/>/// &lt;/summary&gt;</text:p>
      <text:p text:style-name="P1"><text:soft-page-break/><text:s text:c="8"/>public int LineLength</text:p>
      <text:p text:style-name="P1"><text:s text:c="8"/>{</text:p>
      <text:p text:style-name="P1"><text:s text:c="12"/>get { return line_length; }</text:p>
      <text:p text:style-name="P1"><text:s text:c="12"/>set { line_length = value; }</text:p>
      <text:p text:style-name="P1"><text:s text:c="8"/>}</text:p>
      <text:p text:style-name="P1"><text:s text:c="4"/>}</text:p>
      <text:p text:style-name="P1">}</text:p>
      <text:p text:style-name="P1">//----------------------------------------------</text:p>
      <text:p text:style-name="P1">// <text:span text:style-name="T22">Common.cs</text:span></text:p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ELI format error of the file being scanned</text:p>
      <text:p text:style-name="P1"><text:s text:c="4"/>/// author: Roman Ermakov</text:p>
      <text:p text:style-name="P1"><text:s text:c="4"/>/// e-mail: romul1508@gmail.com</text:p>
      <text:p text:style-name="P1"><text:s text:c="4"/>/// sinc 06.11.2021,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enum CheckErrorFormatELI</text:p>
      <text:p text:style-name="P1"><text:s text:c="4"/>{</text:p>
      <text:p text:style-name="P1"/>
      <text:p text:style-name="P1"><text:s text:c="8"/>/// &lt;summary&gt;</text:p>
      <text:p text:style-name="P1"><text:s text:c="8"/>/// no errors, installed by default</text:p>
      <text:p text:style-name="P1"><text:s text:c="8"/>/// &lt;/summary&gt;</text:p>
      <text:p text:style-name="P1"><text:s text:c="8"/>NONE = 0,</text:p>
      <text:p text:style-name="P1"/>
      <text:p text:style-name="P1"><text:s text:c="8"/>/// &lt;summary&gt;</text:p>
      <text:p text:style-name="P1"><text:s text:c="8"/>/// Error! Pixel format mismatch</text:p>
      <text:p text:style-name="P1"><text:s text:c="8"/>/// &lt;/summary&gt;</text:p>
      <text:p text:style-name="P1"><text:s text:c="8"/>ERROR_PIXEL_FORMAT_MISMATCH = 1,</text:p>
      <text:p text:style-name="P1"/>
      <text:p text:style-name="P1"><text:s text:c="8"/>/// &lt;summary&gt;</text:p>
      <text:p text:style-name="P1"><text:s text:c="8"/>/// Error! The size of the title does not match or some of its fields are empty</text:p>
      <text:p text:style-name="P1"><text:s text:c="8"/>/// &lt;/summary&gt;</text:p>
      <text:p text:style-name="P1"><text:s text:c="8"/>ERROR_HEADER_SIZE_DOES_NOT_MATCH = 2,</text:p>
      <text:p text:style-name="P1"/>
      <text:p text:style-name="P1"><text:s text:c="8"/>/// &lt;summary&gt;</text:p>
      <text:p text:style-name="P1"><text:s text:c="8"/>/// Error! Signature does not match</text:p>
      <text:p text:style-name="P1"><text:s text:c="8"/>/// &lt;/summary&gt;</text:p>
      <text:p text:style-name="P1"><text:s text:c="8"/>ERROR_SIGNATURE_DOES_NOT_MATCH = 3,</text:p>
      <text:p text:style-name="P1"/>
      <text:p text:style-name="P1"><text:s text:c="8"/>/// &lt;summary&gt;</text:p>
      <text:p text:style-name="P1"><text:s text:c="8"/>/// Other errors (for example, inconsistency in the size of the processed images)</text:p>
      <text:p text:style-name="P1"><text:s text:c="8"/>/// &lt;/summary&gt;</text:p>
      <text:p text:style-name="P1"><text:s text:c="8"/>ERROR_OTHER = 4</text:p>
      <text:p text:style-name="P1"><text:s text:c="4"/>}</text:p>
      <text:p text:style-name="P1"/>
      <text:p text:style-name="P1"/>
      <text:p text:style-name="P1"><text:s text:c="4"/>public class Common</text:p>
      <text:p text:style-name="P1"><text:s text:c="4"/>{</text:p>
      <text:p text:style-name="P1"><text:s text:c="4"/>}</text:p>
      <text:p text:style-name="P1">}</text:p>
      <text:p text:style-name="P1">//-----------------------------------------------------------------------</text:p>
      <text:p text:style-name="P1">// <text:span text:style-name="T22">Color16Element.cs</text:span></text:p>
      <text:p text:style-name="P1"/>
      <text:p text:style-name="P1"><text:soft-page-break/>using EliWorker.Logger;</text:p>
      <text:p text:style-name="P1">using System;</text:p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The class is designed for computational image processing</text:p>
      <text:p text:style-name="P1"><text:s text:c="4"/>/// author: Roman Ermakov</text:p>
      <text:p text:style-name="P1"><text:s text:c="4"/>/// e-mail: romul1508@gmail.com</text:p>
      <text:p text:style-name="P1"><text:s text:c="4"/>/// sinc 07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Color16Element</text:p>
      <text:p text:style-name="P1"><text:s text:c="4"/>{</text:p>
      <text:p text:style-name="P1"><text:s text:c="8"/>private ushort inputColor1 = 0; <text:s text:c="11"/>// RGB 565 for first input image</text:p>
      <text:p text:style-name="P1"><text:s text:c="8"/>private ushort inputColor2 = 0; <text:s text:c="11"/>// RGB 565 for second input image</text:p>
      <text:p text:style-name="P1"><text:s text:c="8"/>private ushort outputColor = 0; <text:s text:c="11"/>// RGB 565 for output image</text:p>
      <text:p text:style-name="P1"/>
      <text:p text:style-name="P1"><text:s text:c="8"/>protected int index_x = 0; <text:s text:c="16"/>// the current index to the width in <text:tab/><text:tab/><text:tab/><text:tab/><text:tab/><text:tab/><text:tab/> <text:s text:c="4"/>// pixels</text:p>
      <text:p text:style-name="P1"><text:s text:c="8"/>protected int index_y = 0; <text:s text:c="16"/>// the current height index in pixels</text:p>
      <text:p text:style-name="P1"/>
      <text:p text:style-name="P1"><text:s text:c="8"/>protected readonly ushort red_mask = 0xF800;</text:p>
      <text:p text:style-name="P1"><text:s text:c="8"/>protected readonly ushort green_mask = 0x7E0;</text:p>
      <text:p text:style-name="P1"><text:s text:c="8"/>protected readonly ushort blue_mask = 0x1F;</text:p>
      <text:p text:style-name="P1"/>
      <text:p text:style-name="P1"><text:s text:c="8"/>public Color16Element(ushort inputColor1, ushort inputColor2, int index_x, int <text:tab/><text:tab/><text:tab/><text:tab/><text:tab/><text:tab/>index_y)</text:p>
      <text:p text:style-name="P1"><text:s text:c="8"/>{</text:p>
      <text:p text:style-name="P1"><text:s text:c="12"/>string Tag = "class Color16Element, constructor";</text:p>
      <text:p text:style-name="P1"/>
      <text:p text:style-name="P1"><text:s text:c="12"/>this.index_x = index_x;</text:p>
      <text:p text:style-name="P7"><text:span text:style-name="T20"><text:s text:c="12"/>// Console.WriteLine("{</text:span><text:span text:style-name="T18">0</text:span><text:span text:style-name="T20">}: Debug: index_x = {index_x} .", </text:span><text:span text:style-name="T21">Tag</text:span><text:span text:style-name="T20">);</text:span></text:p>
      <text:p text:style-name="P1"/>
      <text:p text:style-name="P1"><text:s text:c="12"/>this.index_y = index_y;</text:p>
      <text:p text:style-name="P1"><text:s text:c="12"/>// Console.WriteLine("{<text:span text:style-name="T22">0</text:span>}: Debug: index_y = {index_y} .", <text:span text:style-name="T22">Tag</text:span>);</text:p>
      <text:p text:style-name="P1"/>
      <text:p text:style-name="P1"><text:s text:c="12"/>//-------------------------------------</text:p>
      <text:p text:style-name="P1"/>
      <text:p text:style-name="P1"><text:s text:c="12"/>this.inputColor1 = inputColor1;</text:p>
      <text:p text:style-name="P7"><text:span text:style-name="T20"><text:s text:c="12"/>// Console.WriteLine("{</text:span><text:span text:style-name="T18">0</text:span><text:span text:style-name="T20">}: Debug: inputColor1 = {inputColor1} .", </text:span><text:span text:style-name="T21">Tag</text:span><text:span text:style-name="T20">);</text:span></text:p>
      <text:p text:style-name="P1"/>
      <text:p text:style-name="P1"><text:s text:c="12"/>this.inputColor2 = inputColor2;</text:p>
      <text:p text:style-name="P7"><text:span text:style-name="T20"><text:s text:c="12"/>// Console.WriteLine("{</text:span><text:span text:style-name="T18">0</text:span><text:span text:style-name="T20">}: Debug: inputColor2 = {inputColor2} .", </text:span><text:span text:style-name="T21">Tag</text:span><text:span text:style-name="T20">);</text:span></text:p>
      <text:p text:style-name="P1"/>
      <text:p text:style-name="P1"><text:s text:c="12"/>//--------------------------------------</text:p>
      <text:p text:style-name="P1"/>
      <text:p text:style-name="P1"><text:s text:c="12"/>byte inpR1 = (byte)((inputColor1 &amp; red_mask) &gt;&gt; 11);</text:p>
      <text:p text:style-name="P1"><text:s text:c="12"/>// Console.WriteLine("{<text:span text:style-name="T22">0</text:span>}: Debug: inpR1 = {inpR1} .", <text:span text:style-name="T22">Tag</text:span>);</text:p>
      <text:p text:style-name="P1"/>
      <text:p text:style-name="P1"><text:s text:c="12"/>byte inpG1 = (byte)((inputColor1 &amp; green_mask) &gt;&gt; 5);</text:p>
      <text:p text:style-name="P1"><text:s text:c="12"/>// Console.WriteLine("{<text:span text:style-name="T22">0</text:span>}: Debug: inpG1 = {inpG1} .", <text:span text:style-name="T22">Tag</text:span>);</text:p>
      <text:p text:style-name="P1"/>
      <text:p text:style-name="P1"><text:s text:c="12"/>byte inpB1 = (byte)(inputColor1 &amp; blue_mask);</text:p>
      <text:p text:style-name="P7"><text:span text:style-name="T20"><text:s text:c="12"/>// Console.WriteLine("{</text:span><text:span text:style-name="T18">0</text:span><text:span text:style-name="T20">}: Debug: inpB1 = {inpB1} .", </text:span><text:span text:style-name="T21">Tag</text:span><text:span text:style-name="T20">);</text:span></text:p>
      <text:p text:style-name="P1"/>
      <text:p text:style-name="P1"><text:soft-page-break/><text:s text:c="12"/>//-----------------------------------------</text:p>
      <text:p text:style-name="P1"><text:s text:c="12"/>//-----------------------------------------</text:p>
      <text:p text:style-name="P1"/>
      <text:p text:style-name="P1"><text:s text:c="12"/>byte inpR2 = (byte)((inputColor2 &amp; red_mask) &gt;&gt; 11);</text:p>
      <text:p text:style-name="P7"><text:span text:style-name="T20"><text:s text:c="12"/>// Console.WriteLine("{</text:span><text:span text:style-name="T18">0</text:span><text:span text:style-name="T20">}: Debug: inpR2 = {inpR2} .", </text:span><text:span text:style-name="T21">Tag</text:span><text:span text:style-name="T20">);</text:span></text:p>
      <text:p text:style-name="P1"/>
      <text:p text:style-name="P1"><text:s text:c="12"/>byte inpG2 = (byte)((inputColor2 &amp; green_mask) &gt;&gt; 5);</text:p>
      <text:p text:style-name="P7"><text:span text:style-name="T20"><text:s text:c="12"/>// Console.WriteLine("{</text:span><text:span text:style-name="T18">0</text:span><text:span text:style-name="T20">}: Debug: inpG2 = {inpG2} .", </text:span><text:span text:style-name="T21">Tag</text:span><text:span text:style-name="T20">);</text:span></text:p>
      <text:p text:style-name="P1"/>
      <text:p text:style-name="P1"><text:s text:c="12"/>byte inpB2 = (byte)(inputColor2 &amp; blue_mask);</text:p>
      <text:p text:style-name="P7"><text:span text:style-name="T20"><text:s text:c="12"/>// Console.WriteLine("{</text:span><text:span text:style-name="T18">0</text:span><text:span text:style-name="T20">}: Debug: inpB2 = {inpB2} .", </text:span><text:span text:style-name="T21">Tag</text:span><text:span text:style-name="T20">);</text:span></text:p>
      <text:p text:style-name="P1"/>
      <text:p text:style-name="P1"><text:s text:c="12"/>//------------------------------------------</text:p>
      <text:p text:style-name="P1"><text:s text:c="12"/>//------------------------------------------</text:p>
      <text:p text:style-name="P1"><text:s text:c="12"/>byte outR = 0;</text:p>
      <text:p text:style-name="P1"><text:s text:c="12"/>try</text:p>
      <text:p text:style-name="P1"><text:s text:c="12"/>{</text:p>
      <text:p text:style-name="P1"><text:s text:c="16"/>outR = (byte)(inpR1 / inpR2)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outR = 31;</text:p>
      <text:p text:style-name="P1"/>
      <text:p text:style-name="P1"><text:s text:c="12"/>}</text:p>
      <text:p text:style-name="P1"><text:s text:c="12"/>finally</text:p>
      <text:p text:style-name="P1"><text:s text:c="12"/>{</text:p>
      <text:p text:style-name="P7"><text:span text:style-name="T20"><text:s text:c="16"/>// Console.WriteLine(" {</text:span><text:span text:style-name="T18">0</text:span><text:span text:style-name="T20">}: Debug: outR = {outR} .", </text:span><text:span text:style-name="T21">Tag</text:span><text:span text:style-name="T20">);</text:span></text:p>
      <text:p text:style-name="P1"><text:s text:c="12"/>}</text:p>
      <text:p text:style-name="P1"><text:s text:c="12"/>//-------------------------------------------</text:p>
      <text:p text:style-name="P1"/>
      <text:p text:style-name="P1"><text:s text:c="12"/>byte outG = 0;</text:p>
      <text:p text:style-name="P1"><text:s text:c="12"/>try</text:p>
      <text:p text:style-name="P1"><text:s text:c="12"/>{</text:p>
      <text:p text:style-name="P1"><text:s text:c="16"/>outG = (byte)(inpG1 / inpG2); <text:s text:c="15"/>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outR = 63;</text:p>
      <text:p text:style-name="P1"><text:s text:c="12"/>}</text:p>
      <text:p text:style-name="P1"><text:s text:c="12"/>finally</text:p>
      <text:p text:style-name="P1"><text:s text:c="12"/>{</text:p>
      <text:p text:style-name="P7"><text:span text:style-name="T20"><text:s text:c="16"/>// Console.WriteLine(" {</text:span><text:span text:style-name="T18">0</text:span><text:span text:style-name="T20">}: Debug: outG = {outG} .", </text:span><text:span text:style-name="T21">Tag</text:span><text:span text:style-name="T20">);</text:span></text:p>
      <text:p text:style-name="P1"><text:s text:c="12"/>}</text:p>
      <text:p text:style-name="P1"/>
      <text:p text:style-name="P1"><text:s text:c="12"/>byte outB = 0;</text:p>
      <text:p text:style-name="P1"><text:s text:c="12"/>try</text:p>
      <text:p text:style-name="P1"><text:s text:c="12"/>{</text:p>
      <text:p text:style-name="P1"><text:s text:c="16"/>outB = (byte)(inpB1 / inpB2); <text:s text:c="15"/></text:p>
      <text:p text:style-name="P1"><text:s text:c="12"/>}</text:p>
      <text:p text:style-name="P1"><text:s text:c="12"/>catch(Exception e)</text:p>
      <text:p text:style-name="P1"><text:s text:c="12"/>{</text:p>
      <text:p text:style-name="P1"><text:s text:c="16"/>outB = 31;</text:p>
      <text:p text:style-name="P1"><text:s text:c="12"/>}</text:p>
      <text:p text:style-name="P1"><text:s text:c="12"/>finally</text:p>
      <text:p text:style-name="P1"><text:s text:c="12"/>{</text:p>
      <text:p text:style-name="P7"><text:span text:style-name="T20"><text:s text:c="16"/>// Console.WriteLine("{</text:span><text:span text:style-name="T18">0</text:span><text:span text:style-name="T20">}: Debug: outB = {outB} .", </text:span><text:span text:style-name="T21">Tag</text:span><text:span text:style-name="T20">);</text:span></text:p>
      <text:p text:style-name="P1"><text:s text:c="12"/>}</text:p>
      <text:p text:style-name="P1"/>
      <text:p text:style-name="P1"><text:soft-page-break/><text:s text:c="12"/>//---------------------------------------</text:p>
      <text:p text:style-name="P1"><text:s text:c="12"/>outputColor = (ushort)((outR &lt;&lt; 11) | (outG &lt;&lt; 5) | outB);</text:p>
      <text:p text:style-name="P1"><text:s text:c="8"/>}</text:p>
      <text:p text:style-name="P1"/>
      <text:p text:style-name="P1"><text:s text:c="8"/>/// &lt;summary&gt;</text:p>
      <text:p text:style-name="P1"><text:s text:c="8"/>/// RGB 565 for first input image</text:p>
      <text:p text:style-name="P1"><text:s text:c="8"/>/// &lt;/summary&gt;</text:p>
      <text:p text:style-name="P1"><text:s text:c="8"/>public ushort InputColor1</text:p>
      <text:p text:style-name="P1"><text:s text:c="8"/>{</text:p>
      <text:p text:style-name="P1"><text:s text:c="12"/>get { return inputColor1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RGB 565 for second input image</text:p>
      <text:p text:style-name="P1"><text:s text:c="8"/>/// &lt;/summary&gt;</text:p>
      <text:p text:style-name="P1"><text:s text:c="8"/>public ushort InputColor2</text:p>
      <text:p text:style-name="P1"><text:s text:c="8"/>{</text:p>
      <text:p text:style-name="P1"><text:s text:c="12"/>get { return inputColor2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RGB 565 for output image</text:p>
      <text:p text:style-name="P1"><text:s text:c="8"/>/// &lt;/summary&gt;</text:p>
      <text:p text:style-name="P1"><text:s text:c="8"/>public ushort OutputColor</text:p>
      <text:p text:style-name="P1"><text:s text:c="8"/>{</text:p>
      <text:p text:style-name="P1"><text:s text:c="12"/>get { return outputColor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the current index to the width in pixels</text:p>
      <text:p text:style-name="P1"><text:s text:c="8"/>/// &lt;/summary&gt;</text:p>
      <text:p text:style-name="P1"><text:s text:c="8"/>public int Index_X</text:p>
      <text:p text:style-name="P1"><text:s text:c="8"/>{</text:p>
      <text:p text:style-name="P1"><text:s text:c="12"/>get { return index_x; }</text:p>
      <text:p text:style-name="P1"><text:s text:c="8"/>}</text:p>
      <text:p text:style-name="P1"/>
      <text:p text:style-name="P1"><text:s text:c="8"/>/// &lt;summary&gt;</text:p>
      <text:p text:style-name="P1"><text:s text:c="8"/>/// the current height index in pixels</text:p>
      <text:p text:style-name="P1"><text:s text:c="8"/>/// &lt;/summary&gt;</text:p>
      <text:p text:style-name="P1"><text:s text:c="8"/>public int Index_Y</text:p>
      <text:p text:style-name="P1"><text:s text:c="8"/>{</text:p>
      <text:p text:style-name="P1"><text:s text:c="12"/>get { return index_y; }</text:p>
      <text:p text:style-name="P1"><text:s text:c="8"/>}</text:p>
      <text:p text:style-name="P1"><text:s text:c="4"/>}</text:p>
      <text:p text:style-name="P1">}</text:p>
      <text:p text:style-name="P1">//----------------------------------------------------------------------------</text:p>
      <text:p text:style-name="P1">//-----------------------------------------------------------------------------</text:p>
      <text:p text:style-name="P1">Запуск!</text:p>
      <text:p text:style-name="P1">Пожалуйста, пройдите в каталог \AppELIWorker .</text:p>
      <text:p text:style-name="P1"/>
      <text:p text:style-name="P1">Выполните в командной строке:</text:p>
      <text:p text:style-name="P1"/>
      <text:p text:style-name="P1">\AppELIWorker\EliWorker.exe Input1.ELI Input2.ELI Output.EL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2" svg:font-family="Consolas" style:font-family-generic="modern"/>
    <style:font-face style:name="Consolas" svg:font-family="Consolas" style:font-family-generic="modern" style:font-pitch="fixed"/>
    <style:font-face style:name="Mangal2" svg:font-family="Mangal" style:font-pitch="variable"/>
    <style:font-face style:name="SimSun1" svg:font-family="SimSu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11-18T11:40:27.606000000</dc:date>
    <meta:editing-duration>PT1M13S</meta:editing-duration>
    <meta:editing-cycles>1</meta:editing-cycles>
    <meta:document-statistic meta:table-count="0" meta:image-count="0" meta:object-count="0" meta:page-count="20" meta:paragraph-count="936" meta:word-count="3816" meta:character-count="41291" meta:non-whitespace-character-count="26445"/>
  </office:meta>
</office:document-meta>
</file>